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1-Layout7-blank-Vuot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Vuota-subtitle">
      <style:graphic-properties draw:stroke="none" draw:fill="none" draw:textarea-horizontal-align="left" draw:textarea-vertical-align="top" draw:auto-grow-height="true" draw:auto-grow-width="true" fo:min-height="3.25cm" fo:min-width="26.31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4-Layout7-blank-Vuot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4-Layout7-blank-Vuot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4-Layout7-blank-Vuota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4-Layout7-blank-Vuota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Master4-Layout7-blank-Vuota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4-Layout7-blank-Vuota_5f_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1d41a" loext:opacity="100%" fo:font-size="45pt" style:font-size-asian="45pt" style:font-size-complex="45pt"/>
    </style:style>
    <style:style style:name="P7" style:family="paragraph">
      <loext:graphic-properties draw:fill="none"/>
      <style:paragraph-properties style:writing-mode="lr-tb" style:font-independent-line-spacing="true"/>
      <style:text-properties fo:color="#81d41a" loext:opacity="100%" fo:font-size="45pt" style:font-size-asian="45pt" style:font-size-complex="45pt"/>
    </style:style>
    <style:style style:name="P8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1d41a" loext:opacity="100%"/>
    </style:style>
    <style:style style:name="P10" style:family="paragraph">
      <loext:graphic-properties draw:fill="none"/>
      <style:paragraph-properties style:writing-mode="lr-tb" style:font-independent-line-spacing="true"/>
      <style:text-properties fo:color="#81d41a" loext:opacity="100%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ffffff" loext:opacity="100%"/>
    </style:style>
    <style:style style:name="P13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Source Sans Pro Light" fo:font-size="60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27pt" fo:letter-spacing="normal" fo:language="de" fo:country="AT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81d41a" loext:opacity="100%" style:text-line-through-style="none" style:text-line-through-type="none" style:text-position="0% 100%" style:font-name="Source Sans Pro Light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T7" style:family="text">
      <style:text-properties fo:color="#000000" loext:opacity="100%" style:font-name="Source Sans Pro" fo:font-size="24pt" fo:language="de" fo:country="A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24pt" fo:language="de" fo:country="A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Source Sans Pro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fo:color="#009eda" fo:font-size="45%"/>
      </text:list-level-style-bullet>
      <text:list-level-style-bullet text:level="2" text:bullet-char="●">
        <style:list-level-properties text:space-before="1.905cm"/>
        <style:text-properties fo:font-family="OpenSymbol" fo:color="#009eda" fo:font-size="45%"/>
      </text:list-level-style-bullet>
      <text:list-level-style-bullet text:level="3" text:bullet-char="●">
        <style:list-level-properties text:space-before="3.175cm"/>
        <style:text-properties fo:font-family="OpenSymbol" fo:color="#009eda" fo:font-size="45%"/>
      </text:list-level-style-bullet>
      <text:list-level-style-bullet text:level="4" text:bullet-char="●">
        <style:list-level-properties text:space-before="4.445cm"/>
        <style:text-properties fo:font-family="OpenSymbol" fo:color="#009eda" fo:font-size="45%"/>
      </text:list-level-style-bullet>
      <text:list-level-style-bullet text:level="5" text:bullet-char="●">
        <style:list-level-properties text:space-before="5.715cm"/>
        <style:text-properties fo:font-family="OpenSymbol" fo:color="#009eda" fo:font-size="45%"/>
      </text:list-level-style-bullet>
      <text:list-level-style-bullet text:level="6" text:bullet-char="●">
        <style:list-level-properties text:space-before="6.985cm"/>
        <style:text-properties fo:font-family="OpenSymbol" fo:color="#009eda" fo:font-size="45%"/>
      </text:list-level-style-bullet>
      <text:list-level-style-bullet text:level="7" text:bullet-char="●">
        <style:list-level-properties text:space-before="8.255cm"/>
        <style:text-properties fo:font-family="OpenSymbol" fo:color="#009eda" fo:font-size="45%"/>
      </text:list-level-style-bullet>
      <text:list-level-style-bullet text:level="8" text:bullet-char="●">
        <style:list-level-properties text:space-before="9.525cm"/>
        <style:text-properties fo:font-family="OpenSymbol" fo:color="#009eda" fo:font-size="45%"/>
      </text:list-level-style-bullet>
      <text:list-level-style-bullet text:level="9" text:bullet-char="●">
        <style:list-level-properties text:space-before="10.795cm"/>
        <style:text-properties fo:font-family="OpenSymbol" fo:color="#009ed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13">
        <draw:frame draw:name="Titolo 1" presentation:style-name="pr1" draw:text-style-name="P2" draw:layer="layout" svg:width="25cm" svg:height="9cm" svg:x="1.25cm" svg:y="0.75cm" presentation:class="title">
          <draw:text-box>
            <text:p text:style-name="P1"><text:span text:style-name="T1">BLEconnector</text:span></text:p>
          </draw:text-box>
        </draw:frame>
        <draw:frame draw:name="Sottotitolo 2" presentation:style-name="pr2" draw:text-style-name="P3" draw:layer="layout" svg:width="26.316cm" svg:height="3.25cm" svg:x="1.25cm" svg:y="10.75cm" presentation:class="subtitle" presentation:user-transformed="true">
          <draw:text-box>
            <text:p text:style-name="P1"><text:span text:style-name="T2">Qt program wich can connect to Arduino via BLE </text:span></text:p>
            <text:p text:style-name="P1"><text:span text:style-name="T2">to retrieve gyro and accelerometer data.</text:span></text:p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1" presentation:class="page"/>
          <draw:frame draw:name="Segnaposto note 2"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4-Layout7-blank-Vuota" presentation:presentation-page-layout-name="AL1T13">
        <draw:frame draw:name="Titolo 1" presentation:style-name="pr4" draw:text-style-name="P7" draw:layer="layout" svg:width="25.199cm" svg:height="2.63cm" svg:x="1.397cm" svg:y="0.252cm" presentation:class="title">
          <draw:text-box>
            <text:p text:style-name="P6"><text:span text:style-name="T4">STEP 1 - FATTO <text:s/></text:span></text:p>
          </draw:text-box>
        </draw:frame>
        <draw:frame draw:name="Segnaposto testo 2" presentation:style-name="pr5" draw:text-style-name="P2" draw:layer="layout" svg:width="25.061cm" svg:height="9.716cm" svg:x="1.397cm" svg:y="4cm" presentation:class="outline">
          <draw:text-box>
            <text:list text:style-name="L2">
              <text:list-item>
                <text:p text:style-name="P8"><text:span text:style-name="T5">Create a .ino sketch for Arduino Nano 33 BLE Sense. The sketch </text:span><text:span text:style-name="T5">file will make Arduino advertise its presence as a BLE peripheral </text:span><text:span text:style-name="T5">device.</text:span></text:p>
              </text:list-item>
              <text:list-item>
                <text:p text:style-name="P8"><text:span text:style-name="T5">Create a QT program wich can scan for nearby BLE devices.</text:span></text:p>
              </text:list-item>
            </text:list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2" presentation:class="page"/>
          <draw:frame draw:name="Segnaposto note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Master4-Layout7-blank-Vuota" presentation:presentation-page-layout-name="AL1T13">
        <draw:frame draw:name="Titolo 1" presentation:style-name="pr4" draw:text-style-name="P10" draw:layer="layout" svg:width="25.199cm" svg:height="2.63cm" svg:x="1.397cm" svg:y="0.252cm" presentation:class="title">
          <draw:text-box>
            <text:p text:style-name="P9"><text:span text:style-name="T4">STEP 2 - FATTO</text:span></text:p>
          </draw:text-box>
        </draw:frame>
        <draw:frame draw:name="Segnaposto testo 2" presentation:style-name="pr5" draw:text-style-name="P2" draw:layer="layout" svg:width="25.061cm" svg:height="9.716cm" svg:x="1.397cm" svg:y="4cm" presentation:class="outline">
          <draw:text-box>
            <text:list text:style-name="L2">
              <text:list-item>
                <text:p text:style-name="P8"><text:span text:style-name="T5">The QT program has to be able to connect to a BLE peripheral </text:span><text:span text:style-name="T5">device from a list of scanned devices.</text:span></text:p>
              </text:list-item>
            </text:list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3" presentation:class="page"/>
          <draw:frame draw:name="Segnaposto note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Master4-Layout7-blank-Vuota" presentation:presentation-page-layout-name="AL1T13">
        <draw:frame draw:name="Titolo 1" presentation:style-name="pr4" draw:text-style-name="P10" draw:layer="layout" svg:width="25.199cm" svg:height="2.63cm" svg:x="1.397cm" svg:y="0.252cm" presentation:class="title">
          <draw:text-box>
            <text:p text:style-name="P9"><text:span text:style-name="T4">STEP 3 - FATTO</text:span></text:p>
          </draw:text-box>
        </draw:frame>
        <draw:frame draw:name="Segnaposto testo 2" presentation:style-name="pr5" draw:text-style-name="P2" draw:layer="layout" svg:width="25.061cm" svg:height="9.716cm" svg:x="1.397cm" svg:y="4cm" presentation:class="outline">
          <draw:text-box>
            <text:list text:style-name="L2">
              <text:list-item>
                <text:p text:style-name="P8"><text:span text:style-name="T5">The .ino file uploaded to arduino advertises its presence, its data </text:span><text:span text:style-name="T5">service and its characteristics such as gyroscope and </text:span><text:span text:style-name="T5">accelerometer.</text:span></text:p>
              </text:list-item>
              <text:list-item>
                <text:p text:style-name="P8"><text:span text:style-name="T5">After checking for a central device connection, Arduino has to </text:span><text:span text:style-name="T5">initialize the IMU module and send gyroscope and acceleration </text:span><text:span text:style-name="T5">data via BLE.</text:span></text:p>
              </text:list-item>
            </text:list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4" presentation:class="page"/>
          <draw:frame draw:name="Segnaposto note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Master4-Layout7-blank-Vuota" presentation:presentation-page-layout-name="AL1T13">
        <draw:frame draw:name="Titolo 1" presentation:style-name="pr4" draw:text-style-name="P10" draw:layer="layout" svg:width="25.199cm" svg:height="2.63cm" svg:x="1.397cm" svg:y="0.252cm" presentation:class="title">
          <draw:text-box>
            <text:p text:style-name="P9"><text:span text:style-name="T4">STEP 4 – FATTO</text:span></text:p>
          </draw:text-box>
        </draw:frame>
        <draw:frame draw:name="Segnaposto testo 2" presentation:style-name="pr5" draw:text-style-name="P2" draw:layer="layout" svg:width="25.061cm" svg:height="9.716cm" svg:x="1.397cm" svg:y="4cm" presentation:class="outline">
          <draw:text-box>
            <text:list text:style-name="L2">
              <text:list-item>
                <text:p text:style-name="P8"><text:span text:style-name="T5">The QT program has to be able to connect to the Arduino data </text:span><text:span text:style-name="T5">service, scan for its gyroscope and accelerometer </text:span><text:span text:style-name="T5">characteristics.</text:span></text:p>
              </text:list-item>
              <text:list-item>
                <text:p text:style-name="P8"><text:span text:style-name="T5">Use the „notify“ property, connect it to a SLOT to read data from </text:span><text:span text:style-name="T5">the two characteristics.</text:span></text:p>
              </text:list-item>
            </text:list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5" presentation:class="page"/>
          <draw:frame draw:name="Segnaposto note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Master4-Layout7-blank-Vuota" presentation:presentation-page-layout-name="AL1T13">
        <draw:frame draw:name="Titolo 1" presentation:style-name="pr4" draw:text-style-name="P10" draw:layer="layout" svg:width="25.199cm" svg:height="2.63cm" svg:x="1.397cm" svg:y="0.252cm" presentation:class="title">
          <draw:text-box>
            <text:p text:style-name="P9"><text:span text:style-name="T4">STEP 5 - FATTO</text:span></text:p>
          </draw:text-box>
        </draw:frame>
        <draw:frame draw:name="Segnaposto testo 2"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<text:span text:style-name="T5">Divide this project in classes, make it easy to integrate in the </text:span><text:span text:style-name="T5">ArduinoController project.</text:span></text:p>
              </text:list-item>
            </text:list>
          </draw:text-box>
        </draw:frame>
        <presentation:notes draw:style-name="dp2">
          <draw:frame draw:name="Segnaposto intestazione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" draw:style-name="gr3" draw:layer="layout" svg:width="18.455cm" svg:height="10.385cm" svg:x="1.27cm" svg:y="3.104cm" draw:page-number="6" presentation:class="page"/>
          <draw:frame draw:name="Segnaposto note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Master4-Layout7-blank-Vuota_5f_" presentation:presentation-page-layout-name="AL1T13">
        <draw:frame draw:name="Titolo 1_1" presentation:style-name="pr7" draw:text-style-name="P13" draw:layer="layout" svg:width="25.199cm" svg:height="2.63cm" svg:x="1.397cm" svg:y="0.252cm" presentation:class="title">
          <draw:text-box>
            <text:p text:style-name="P12"><text:span text:style-name="T6">STEP 6 </text:span></text:p>
          </draw:text-box>
        </draw:frame>
        <draw:frame draw:name="Segnaposto testo 2_2"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7">Revise the sending of the gyroscope and accelerometer data to </text:span><text:span text:style-name="T7">be optimal: Float type is </text:span><text:span text:style-name="T8">32 bits (4 bytes), a characteristic value </text:span><text:span text:style-name="T8">can be up to 512 bytes long. [OPTIONAL, NOT REQUIRED]</text:span></text:p>
              </text:list-item>
              <text:list-item>
                <text:p text:style-name="P8"><text:span text:style-name="T9">Process the sensor data to detect missed steps of the </text:span><text:span text:style-name="T9">motor <text:s text:c="5"/>!!Non ho idee a riguardo!!</text:span></text:p>
              </text:list-item>
              <text:list-item>
                <text:p text:style-name="P8"><text:span text:style-name="T5">Two options here: send raw data from Arduino and process it </text:span><text:span text:style-name="T5">with the QT program or pre-process it on Arduino. What’s best?</text:span></text:p>
              </text:list-item>
            </text:list>
          </draw:text-box>
        </draw:frame>
        <presentation:notes draw:style-name="dp3">
          <draw:frame draw:name="Segnaposto intestazione 3_1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_2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_2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_2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_2" draw:style-name="gr3" draw:layer="layout" svg:width="18.455cm" svg:height="10.385cm" svg:x="1.27cm" svg:y="3.104cm" draw:page-number="7" presentation:class="page"/>
          <draw:frame draw:name="Segnaposto note 2_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Master4-Layout7-blank-Vuota_5f_" presentation:presentation-page-layout-name="AL1T13">
        <draw:frame draw:name="Titolo 1_0" presentation:style-name="pr7" draw:text-style-name="P13" draw:layer="layout" svg:width="25.199cm" svg:height="2.63cm" svg:x="1.27cm" svg:y="0.252cm" presentation:class="title" presentation:user-transformed="true">
          <draw:text-box>
            <text:p text:style-name="P12"><text:span text:style-name="T6">STEP 7</text:span></text:p>
          </draw:text-box>
        </draw:frame>
        <draw:frame draw:name="Segnaposto testo 2_1" presentation:style-name="pr8" draw:text-style-name="P2" draw:layer="layout" svg:width="25.061cm" svg:height="9.716cm" svg:x="1.397cm" svg:y="4cm" presentation:class="outlin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se the data acquired from the gyroscope and the </text:span><text:span text:style-name="T5">accelerometer sensors to determine if the X-Ray machine is </text:span><text:span text:style-name="T5">moving as intended.</text:span></text:p>
              </text:list-item>
              <text:list-item>
                <text:p text:style-name="P8"><text:span text:style-name="T5">Implement option of using Arduino Nano instead of the pinball </text:span><text:span text:style-name="T5">sensor</text:span></text:p>
              </text:list-item>
            </text:list>
          </draw:text-box>
        </draw:frame>
        <presentation:notes draw:style-name="dp4">
          <draw:frame draw:name="Segnaposto intestazione 3_0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Segnaposto data 4_1" draw:style-name="gr1" draw:text-style-name="P2" draw:layer="layout" svg:width="8.245cm" svg:height="1.384cm" svg:x="11.754cm" svg:y="1cm">
            <draw:text-box>
              <text:p text:style-name="P4"><text:span text:style-name="T3"><text:s/></text:span></text:p>
            </draw:text-box>
          </draw:frame>
          <draw:frame draw:name="Segnaposto piè di pagina 5_1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Segnaposto numero diapositiva 6_1" draw:style-name="gr2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text:span text:style-name="T3"><text:s/></text:span></text:p>
            </draw:text-box>
          </draw:frame>
          <draw:page-thumbnail draw:name="Segnaposto immagine diapositiva 1_1" draw:style-name="gr3" draw:layer="layout" svg:width="18.455cm" svg:height="10.385cm" svg:x="1.27cm" svg:y="3.104cm" draw:page-number="8" presentation:class="page"/>
          <draw:frame draw:name="Segnaposto note 2_1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aster1-Vivid-background" style:family="presentation">
      <style:graphic-properties draw:stroke="none" draw:fill="solid" draw:fill-color="#ffffff" draw:opacity="100%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false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false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false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false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false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false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false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false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false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false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outline1" style:family="presentation">
      <style:graphic-properties draw:stroke="none" draw:fill="none" draw:auto-grow-height="false" draw:fit-to-size="false" style:shrink-to-fit="true">
        <text:list-style style:name="Master2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outline2" style:family="presentation" style:parent-style-name="Master2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titolo-outline3" style:family="presentation" style:parent-style-name="Master2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titolo-outline4" style:family="presentation" style:parent-style-name="Master2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titolo-outline5" style:family="presentation" style:parent-style-name="Master2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6" style:family="presentation" style:parent-style-name="Master2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7" style:family="presentation" style:parent-style-name="Master2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8" style:family="presentation" style:parent-style-name="Master2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9" style:family="presentation" style:parent-style-name="Master2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subtitle" style:family="presentation">
      <style:graphic-properties draw:stroke="none" draw:fill="none" draw:textarea-vertical-align="middle">
        <text:list-style style:name="Master2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title" style:family="presentation">
      <style:graphic-properties draw:stroke="none" draw:fill="none" draw:textarea-vertical-align="middle">
        <text:list-style style:name="Master2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outline1" style:family="presentation">
      <style:graphic-properties draw:stroke="none" draw:fill="none" draw:auto-grow-height="false" draw:fit-to-size="false" style:shrink-to-fit="true">
        <text:list-style style:name="Master2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outline2" style:family="presentation" style:parent-style-name="Master2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2-Layout2-obj-Titolo-e-contenuto-outline3" style:family="presentation" style:parent-style-name="Master2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2-Layout2-obj-Titolo-e-contenuto-outline4" style:family="presentation" style:parent-style-name="Master2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2-Layout2-obj-Titolo-e-contenuto-outline5" style:family="presentation" style:parent-style-name="Master2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6" style:family="presentation" style:parent-style-name="Master2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7" style:family="presentation" style:parent-style-name="Master2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8" style:family="presentation" style:parent-style-name="Master2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9" style:family="presentation" style:parent-style-name="Master2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subtitle" style:family="presentation">
      <style:graphic-properties draw:stroke="none" draw:fill="none" draw:textarea-vertical-align="middle">
        <text:list-style style:name="Master2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title" style:family="presentation">
      <style:graphic-properties draw:stroke="none" draw:fill="none" draw:textarea-vertical-align="middle">
        <text:list-style style:name="Master2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outline1" style:family="presentation">
      <style:graphic-properties draw:stroke="none" draw:fill="none" draw:auto-grow-height="false" draw:fit-to-size="false" style:shrink-to-fit="true">
        <text:list-style style:name="Master2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outline2" style:family="presentation" style:parent-style-name="Master2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2-Layout3-secHead-Intestazione-sezione-outline3" style:family="presentation" style:parent-style-name="Master2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2-Layout3-secHead-Intestazione-sezione-outline4" style:family="presentation" style:parent-style-name="Master2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2-Layout3-secHead-Intestazione-sezione-outline5" style:family="presentation" style:parent-style-name="Master2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6" style:family="presentation" style:parent-style-name="Master2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7" style:family="presentation" style:parent-style-name="Master2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8" style:family="presentation" style:parent-style-name="Master2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9" style:family="presentation" style:parent-style-name="Master2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subtitle" style:family="presentation">
      <style:graphic-properties draw:stroke="none" draw:fill="none" draw:textarea-vertical-align="middle">
        <text:list-style style:name="Master2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title" style:family="presentation">
      <style:graphic-properties draw:stroke="none" draw:fill="none" draw:textarea-vertical-align="middle">
        <text:list-style style:name="Master2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outline1" style:family="presentation">
      <style:graphic-properties draw:stroke="none" draw:fill="none" draw:auto-grow-height="false" draw:fit-to-size="false" style:shrink-to-fit="true">
        <text:list-style style:name="Master2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outline2" style:family="presentation" style:parent-style-name="Master2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2-Layout4-twoObj-Due-contenuti-outline3" style:family="presentation" style:parent-style-name="Master2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2-Layout4-twoObj-Due-contenuti-outline4" style:family="presentation" style:parent-style-name="Master2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2-Layout4-twoObj-Due-contenuti-outline5" style:family="presentation" style:parent-style-name="Master2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6" style:family="presentation" style:parent-style-name="Master2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7" style:family="presentation" style:parent-style-name="Master2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8" style:family="presentation" style:parent-style-name="Master2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9" style:family="presentation" style:parent-style-name="Master2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subtitle" style:family="presentation">
      <style:graphic-properties draw:stroke="none" draw:fill="none" draw:textarea-vertical-align="middle">
        <text:list-style style:name="Master2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title" style:family="presentation">
      <style:graphic-properties draw:stroke="none" draw:fill="none" draw:textarea-vertical-align="middle">
        <text:list-style style:name="Master2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outline1" style:family="presentation">
      <style:graphic-properties draw:stroke="none" draw:fill="none" draw:auto-grow-height="false" draw:fit-to-size="false" style:shrink-to-fit="true">
        <text:list-style style:name="Master2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outline2" style:family="presentation" style:parent-style-name="Master2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nfronto-outline3" style:family="presentation" style:parent-style-name="Master2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nfronto-outline4" style:family="presentation" style:parent-style-name="Master2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nfronto-outline5" style:family="presentation" style:parent-style-name="Master2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6" style:family="presentation" style:parent-style-name="Master2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7" style:family="presentation" style:parent-style-name="Master2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8" style:family="presentation" style:parent-style-name="Master2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9" style:family="presentation" style:parent-style-name="Master2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subtitle" style:family="presentation">
      <style:graphic-properties draw:stroke="none" draw:fill="none" draw:textarea-vertical-align="middle">
        <text:list-style style:name="Master2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title" style:family="presentation">
      <style:graphic-properties draw:stroke="none" draw:fill="none" draw:textarea-vertical-align="middle">
        <text:list-style style:name="Master2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outline1" style:family="presentation">
      <style:graphic-properties draw:stroke="none" draw:fill="none" draw:auto-grow-height="false" draw:fit-to-size="false" style:shrink-to-fit="true">
        <text:list-style style:name="Master2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outline2" style:family="presentation" style:parent-style-name="Master2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titolo-outline3" style:family="presentation" style:parent-style-name="Master2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titolo-outline4" style:family="presentation" style:parent-style-name="Master2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titolo-outline5" style:family="presentation" style:parent-style-name="Master2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6" style:family="presentation" style:parent-style-name="Master2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7" style:family="presentation" style:parent-style-name="Master2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8" style:family="presentation" style:parent-style-name="Master2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9" style:family="presentation" style:parent-style-name="Master2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subtitle" style:family="presentation">
      <style:graphic-properties draw:stroke="none" draw:fill="none" draw:textarea-vertical-align="middle">
        <text:list-style style:name="Master2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title" style:family="presentation">
      <style:graphic-properties draw:stroke="none" draw:fill="none" draw:textarea-vertical-align="middle">
        <text:list-style style:name="Master2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uota-outline1" style:family="presentation">
      <style:graphic-properties draw:stroke="none" draw:fill="none" draw:auto-grow-height="false" draw:fit-to-size="false" style:shrink-to-fit="true">
        <text:list-style style:name="Master2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uota-outline2" style:family="presentation" style:parent-style-name="Master2-Layout7-blank-Vuota-outline1">
      <style:paragraph-properties fo:margin-top="0.4cm" fo:margin-bottom="0cm"/>
      <style:text-properties fo:font-size="28pt" style:font-size-asian="28pt" style:font-size-complex="28pt"/>
    </style:style>
    <style:style style:name="Master2-Layout7-blank-Vuota-outline3" style:family="presentation" style:parent-style-name="Master2-Layout7-blank-Vuota-outline2">
      <style:paragraph-properties fo:margin-top="0.3cm" fo:margin-bottom="0cm"/>
      <style:text-properties fo:font-size="24pt" style:font-size-asian="24pt" style:font-size-complex="24pt"/>
    </style:style>
    <style:style style:name="Master2-Layout7-blank-Vuota-outline4" style:family="presentation" style:parent-style-name="Master2-Layout7-blank-Vuota-outline3">
      <style:paragraph-properties fo:margin-top="0.2cm" fo:margin-bottom="0cm"/>
      <style:text-properties fo:font-size="20pt" style:font-size-asian="20pt" style:font-size-complex="20pt"/>
    </style:style>
    <style:style style:name="Master2-Layout7-blank-Vuota-outline5" style:family="presentation" style:parent-style-name="Master2-Layout7-blank-Vuota-outline4">
      <style:paragraph-properties fo:margin-top="0.1cm" fo:margin-bottom="0cm"/>
      <style:text-properties fo:font-size="20pt" style:font-size-asian="20pt" style:font-size-complex="20pt"/>
    </style:style>
    <style:style style:name="Master2-Layout7-blank-Vuota-outline6" style:family="presentation" style:parent-style-name="Master2-Layout7-blank-Vuota-outline5">
      <style:paragraph-properties fo:margin-top="0.1cm" fo:margin-bottom="0cm"/>
      <style:text-properties fo:font-size="20pt" style:font-size-asian="20pt" style:font-size-complex="20pt"/>
    </style:style>
    <style:style style:name="Master2-Layout7-blank-Vuota-outline7" style:family="presentation" style:parent-style-name="Master2-Layout7-blank-Vuota-outline6">
      <style:paragraph-properties fo:margin-top="0.1cm" fo:margin-bottom="0cm"/>
      <style:text-properties fo:font-size="20pt" style:font-size-asian="20pt" style:font-size-complex="20pt"/>
    </style:style>
    <style:style style:name="Master2-Layout7-blank-Vuota-outline8" style:family="presentation" style:parent-style-name="Master2-Layout7-blank-Vuota-outline7">
      <style:paragraph-properties fo:margin-top="0.1cm" fo:margin-bottom="0cm"/>
      <style:text-properties fo:font-size="20pt" style:font-size-asian="20pt" style:font-size-complex="20pt"/>
    </style:style>
    <style:style style:name="Master2-Layout7-blank-Vuota-outline9" style:family="presentation" style:parent-style-name="Master2-Layout7-blank-Vuota-outline8">
      <style:paragraph-properties fo:margin-top="0.1cm" fo:margin-bottom="0cm"/>
      <style:text-properties fo:font-size="20pt" style:font-size-asian="20pt" style:font-size-complex="20pt"/>
    </style:style>
    <style:style style:name="Master2-Layout7-blank-Vuota-subtitle" style:family="presentation">
      <style:graphic-properties draw:stroke="none" draw:fill="none" draw:textarea-vertical-align="middle">
        <text:list-style style:name="Master2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uota-title" style:family="presentation">
      <style:graphic-properties draw:stroke="none" draw:fill="none" draw:textarea-vertical-align="middle">
        <text:list-style style:name="Master2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outline1" style:family="presentation">
      <style:graphic-properties draw:stroke="none" draw:fill="none" draw:auto-grow-height="false" draw:fit-to-size="false" style:shrink-to-fit="true">
        <text:list-style style:name="Master2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outline2" style:family="presentation" style:parent-style-name="Master2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to-con-didascalia-outline3" style:family="presentation" style:parent-style-name="Master2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to-con-didascalia-outline4" style:family="presentation" style:parent-style-name="Master2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to-con-didascalia-outline5" style:family="presentation" style:parent-style-name="Master2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6" style:family="presentation" style:parent-style-name="Master2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7" style:family="presentation" style:parent-style-name="Master2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8" style:family="presentation" style:parent-style-name="Master2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9" style:family="presentation" style:parent-style-name="Master2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subtitle" style:family="presentation">
      <style:graphic-properties draw:stroke="none" draw:fill="none" draw:textarea-vertical-align="middle">
        <text:list-style style:name="Master2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title" style:family="presentation">
      <style:graphic-properties draw:stroke="none" draw:fill="none" draw:textarea-vertical-align="middle">
        <text:list-style style:name="Master2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outline1" style:family="presentation">
      <style:graphic-properties draw:stroke="none" draw:fill="none" draw:auto-grow-height="false" draw:fit-to-size="false" style:shrink-to-fit="true">
        <text:list-style style:name="Master2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outline2" style:family="presentation" style:parent-style-name="Master2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2-Layout9-picTx-Immagine-con-didascalia-outline3" style:family="presentation" style:parent-style-name="Master2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2-Layout9-picTx-Immagine-con-didascalia-outline4" style:family="presentation" style:parent-style-name="Master2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2-Layout9-picTx-Immagine-con-didascalia-outline5" style:family="presentation" style:parent-style-name="Master2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6" style:family="presentation" style:parent-style-name="Master2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7" style:family="presentation" style:parent-style-name="Master2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8" style:family="presentation" style:parent-style-name="Master2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9" style:family="presentation" style:parent-style-name="Master2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subtitle" style:family="presentation">
      <style:graphic-properties draw:stroke="none" draw:fill="none" draw:textarea-vertical-align="middle">
        <text:list-style style:name="Master2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title" style:family="presentation">
      <style:graphic-properties draw:stroke="none" draw:fill="none" draw:textarea-vertical-align="middle">
        <text:list-style style:name="Master2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outline1" style:family="presentation">
      <style:graphic-properties draw:stroke="none" draw:fill="none" draw:auto-grow-height="false" draw:fit-to-size="false" style:shrink-to-fit="true">
        <text:list-style style:name="Master2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outline2" style:family="presentation" style:parent-style-name="Master2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2-Layout10-vertTx-Titolo-e-testo-verticale-outline3" style:family="presentation" style:parent-style-name="Master2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2-Layout10-vertTx-Titolo-e-testo-verticale-outline4" style:family="presentation" style:parent-style-name="Master2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2-Layout10-vertTx-Titolo-e-testo-verticale-outline5" style:family="presentation" style:parent-style-name="Master2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6" style:family="presentation" style:parent-style-name="Master2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7" style:family="presentation" style:parent-style-name="Master2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8" style:family="presentation" style:parent-style-name="Master2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9" style:family="presentation" style:parent-style-name="Master2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subtitle" style:family="presentation">
      <style:graphic-properties draw:stroke="none" draw:fill="none" draw:textarea-vertical-align="middle">
        <text:list-style style:name="Master2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title" style:family="presentation">
      <style:graphic-properties draw:stroke="none" draw:fill="none" draw:textarea-vertical-align="middle">
        <text:list-style style:name="Master2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2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outline2" style:family="presentation" style:parent-style-name="Master2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olo-e-testo-verticale-outline3" style:family="presentation" style:parent-style-name="Master2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olo-e-testo-verticale-outline4" style:family="presentation" style:parent-style-name="Master2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olo-e-testo-verticale-outline5" style:family="presentation" style:parent-style-name="Master2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6" style:family="presentation" style:parent-style-name="Master2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7" style:family="presentation" style:parent-style-name="Master2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8" style:family="presentation" style:parent-style-name="Master2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9" style:family="presentation" style:parent-style-name="Master2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subtitle" style:family="presentation">
      <style:graphic-properties draw:stroke="none" draw:fill="none" draw:textarea-vertical-align="middle">
        <text:list-style style:name="Master2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title" style:family="presentation">
      <style:graphic-properties draw:stroke="none" draw:fill="none" draw:textarea-vertical-align="middle">
        <text:list-style style:name="Master2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opacity="100%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false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a-titolo-outline1" style:family="presentation">
      <style:graphic-properties draw:stroke="none" draw:fill="none" draw:auto-grow-height="false" draw:fit-to-size="false" style:shrink-to-fit="true">
        <text:list-style style:name="Master3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a-titolo-outline2" style:family="presentation" style:parent-style-name="Master3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a-titolo-outline3" style:family="presentation" style:parent-style-name="Master3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a-titolo-outline4" style:family="presentation" style:parent-style-name="Master3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a-titolo-outline5" style:family="presentation" style:parent-style-name="Master3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a-titolo-outline6" style:family="presentation" style:parent-style-name="Master3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a-titolo-outline7" style:family="presentation" style:parent-style-name="Master3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a-titolo-outline8" style:family="presentation" style:parent-style-name="Master3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a-titolo-outline9" style:family="presentation" style:parent-style-name="Master3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a-titolo-subtitle" style:family="presentation">
      <style:graphic-properties draw:stroke="none" draw:fill="none" draw:textarea-vertical-align="middle">
        <text:list-style style:name="Master3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a-titolo-title" style:family="presentation">
      <style:graphic-properties draw:stroke="none" draw:fill="none" draw:textarea-vertical-align="middle">
        <text:list-style style:name="Master3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olo-e-contenuto-outline1" style:family="presentation">
      <style:graphic-properties draw:stroke="none" draw:fill="none" draw:auto-grow-height="false" draw:fit-to-size="false" style:shrink-to-fit="true">
        <text:list-style style:name="Master3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olo-e-contenuto-outline2" style:family="presentation" style:parent-style-name="Master3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3-Layout2-obj-Titolo-e-contenuto-outline3" style:family="presentation" style:parent-style-name="Master3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3-Layout2-obj-Titolo-e-contenuto-outline4" style:family="presentation" style:parent-style-name="Master3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3-Layout2-obj-Titolo-e-contenuto-outline5" style:family="presentation" style:parent-style-name="Master3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3-Layout2-obj-Titolo-e-contenuto-outline6" style:family="presentation" style:parent-style-name="Master3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3-Layout2-obj-Titolo-e-contenuto-outline7" style:family="presentation" style:parent-style-name="Master3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3-Layout2-obj-Titolo-e-contenuto-outline8" style:family="presentation" style:parent-style-name="Master3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3-Layout2-obj-Titolo-e-contenuto-outline9" style:family="presentation" style:parent-style-name="Master3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3-Layout2-obj-Titolo-e-contenuto-subtitle" style:family="presentation">
      <style:graphic-properties draw:stroke="none" draw:fill="none" draw:textarea-vertical-align="middle">
        <text:list-style style:name="Master3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olo-e-contenuto-title" style:family="presentation">
      <style:graphic-properties draw:stroke="none" draw:fill="none" draw:textarea-vertical-align="middle">
        <text:list-style style:name="Master3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Intestazione-sezione-outline1" style:family="presentation">
      <style:graphic-properties draw:stroke="none" draw:fill="none" draw:auto-grow-height="false" draw:fit-to-size="false" style:shrink-to-fit="true">
        <text:list-style style:name="Master3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Intestazione-sezione-outline2" style:family="presentation" style:parent-style-name="Master3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3-Layout3-secHead-Intestazione-sezione-outline3" style:family="presentation" style:parent-style-name="Master3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3-Layout3-secHead-Intestazione-sezione-outline4" style:family="presentation" style:parent-style-name="Master3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3-Layout3-secHead-Intestazione-sezione-outline5" style:family="presentation" style:parent-style-name="Master3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3-Layout3-secHead-Intestazione-sezione-outline6" style:family="presentation" style:parent-style-name="Master3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3-Layout3-secHead-Intestazione-sezione-outline7" style:family="presentation" style:parent-style-name="Master3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3-Layout3-secHead-Intestazione-sezione-outline8" style:family="presentation" style:parent-style-name="Master3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3-Layout3-secHead-Intestazione-sezione-outline9" style:family="presentation" style:parent-style-name="Master3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3-Layout3-secHead-Intestazione-sezione-subtitle" style:family="presentation">
      <style:graphic-properties draw:stroke="none" draw:fill="none" draw:textarea-vertical-align="middle">
        <text:list-style style:name="Master3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Intestazione-sezione-title" style:family="presentation">
      <style:graphic-properties draw:stroke="none" draw:fill="none" draw:textarea-vertical-align="middle">
        <text:list-style style:name="Master3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ue-contenuti-outline1" style:family="presentation">
      <style:graphic-properties draw:stroke="none" draw:fill="none" draw:auto-grow-height="false" draw:fit-to-size="false" style:shrink-to-fit="true">
        <text:list-style style:name="Master3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e-contenuti-outline2" style:family="presentation" style:parent-style-name="Master3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3-Layout4-twoObj-Due-contenuti-outline3" style:family="presentation" style:parent-style-name="Master3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3-Layout4-twoObj-Due-contenuti-outline4" style:family="presentation" style:parent-style-name="Master3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3-Layout4-twoObj-Due-contenuti-outline5" style:family="presentation" style:parent-style-name="Master3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3-Layout4-twoObj-Due-contenuti-outline6" style:family="presentation" style:parent-style-name="Master3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3-Layout4-twoObj-Due-contenuti-outline7" style:family="presentation" style:parent-style-name="Master3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3-Layout4-twoObj-Due-contenuti-outline8" style:family="presentation" style:parent-style-name="Master3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3-Layout4-twoObj-Due-contenuti-outline9" style:family="presentation" style:parent-style-name="Master3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3-Layout4-twoObj-Due-contenuti-subtitle" style:family="presentation">
      <style:graphic-properties draw:stroke="none" draw:fill="none" draw:textarea-vertical-align="middle">
        <text:list-style style:name="Master3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e-contenuti-title" style:family="presentation">
      <style:graphic-properties draw:stroke="none" draw:fill="none" draw:textarea-vertical-align="middle">
        <text:list-style style:name="Master3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nfronto-outline1" style:family="presentation">
      <style:graphic-properties draw:stroke="none" draw:fill="none" draw:auto-grow-height="false" draw:fit-to-size="false" style:shrink-to-fit="true">
        <text:list-style style:name="Master3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nfronto-outline2" style:family="presentation" style:parent-style-name="Master3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nfronto-outline3" style:family="presentation" style:parent-style-name="Master3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nfronto-outline4" style:family="presentation" style:parent-style-name="Master3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nfronto-outline5" style:family="presentation" style:parent-style-name="Master3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nfronto-outline6" style:family="presentation" style:parent-style-name="Master3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nfronto-outline7" style:family="presentation" style:parent-style-name="Master3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nfronto-outline8" style:family="presentation" style:parent-style-name="Master3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nfronto-outline9" style:family="presentation" style:parent-style-name="Master3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nfronto-subtitle" style:family="presentation">
      <style:graphic-properties draw:stroke="none" draw:fill="none" draw:textarea-vertical-align="middle">
        <text:list-style style:name="Master3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nfronto-title" style:family="presentation">
      <style:graphic-properties draw:stroke="none" draw:fill="none" draw:textarea-vertical-align="middle">
        <text:list-style style:name="Master3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Solo-titolo-outline1" style:family="presentation">
      <style:graphic-properties draw:stroke="none" draw:fill="none" draw:auto-grow-height="false" draw:fit-to-size="false" style:shrink-to-fit="true">
        <text:list-style style:name="Master3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lo-titolo-outline2" style:family="presentation" style:parent-style-name="Master3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3-Layout6-titleOnly-Solo-titolo-outline3" style:family="presentation" style:parent-style-name="Master3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3-Layout6-titleOnly-Solo-titolo-outline4" style:family="presentation" style:parent-style-name="Master3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3-Layout6-titleOnly-Solo-titolo-outline5" style:family="presentation" style:parent-style-name="Master3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3-Layout6-titleOnly-Solo-titolo-outline6" style:family="presentation" style:parent-style-name="Master3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3-Layout6-titleOnly-Solo-titolo-outline7" style:family="presentation" style:parent-style-name="Master3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3-Layout6-titleOnly-Solo-titolo-outline8" style:family="presentation" style:parent-style-name="Master3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3-Layout6-titleOnly-Solo-titolo-outline9" style:family="presentation" style:parent-style-name="Master3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3-Layout6-titleOnly-Solo-titolo-subtitle" style:family="presentation">
      <style:graphic-properties draw:stroke="none" draw:fill="none" draw:textarea-vertical-align="middle">
        <text:list-style style:name="Master3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lo-titolo-title" style:family="presentation">
      <style:graphic-properties draw:stroke="none" draw:fill="none" draw:textarea-vertical-align="middle">
        <text:list-style style:name="Master3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uota-outline1" style:family="presentation">
      <style:graphic-properties draw:stroke="none" draw:fill="none" draw:auto-grow-height="false" draw:fit-to-size="false" style:shrink-to-fit="true">
        <text:list-style style:name="Master3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uota-outline2" style:family="presentation" style:parent-style-name="Master3-Layout7-blank-Vuota-outline1">
      <style:paragraph-properties fo:margin-top="0.4cm" fo:margin-bottom="0cm"/>
      <style:text-properties fo:font-size="28pt" style:font-size-asian="28pt" style:font-size-complex="28pt"/>
    </style:style>
    <style:style style:name="Master3-Layout7-blank-Vuota-outline3" style:family="presentation" style:parent-style-name="Master3-Layout7-blank-Vuota-outline2">
      <style:paragraph-properties fo:margin-top="0.3cm" fo:margin-bottom="0cm"/>
      <style:text-properties fo:font-size="24pt" style:font-size-asian="24pt" style:font-size-complex="24pt"/>
    </style:style>
    <style:style style:name="Master3-Layout7-blank-Vuota-outline4" style:family="presentation" style:parent-style-name="Master3-Layout7-blank-Vuota-outline3">
      <style:paragraph-properties fo:margin-top="0.2cm" fo:margin-bottom="0cm"/>
      <style:text-properties fo:font-size="20pt" style:font-size-asian="20pt" style:font-size-complex="20pt"/>
    </style:style>
    <style:style style:name="Master3-Layout7-blank-Vuota-outline5" style:family="presentation" style:parent-style-name="Master3-Layout7-blank-Vuota-outline4">
      <style:paragraph-properties fo:margin-top="0.1cm" fo:margin-bottom="0cm"/>
      <style:text-properties fo:font-size="20pt" style:font-size-asian="20pt" style:font-size-complex="20pt"/>
    </style:style>
    <style:style style:name="Master3-Layout7-blank-Vuota-outline6" style:family="presentation" style:parent-style-name="Master3-Layout7-blank-Vuota-outline5">
      <style:paragraph-properties fo:margin-top="0.1cm" fo:margin-bottom="0cm"/>
      <style:text-properties fo:font-size="20pt" style:font-size-asian="20pt" style:font-size-complex="20pt"/>
    </style:style>
    <style:style style:name="Master3-Layout7-blank-Vuota-outline7" style:family="presentation" style:parent-style-name="Master3-Layout7-blank-Vuota-outline6">
      <style:paragraph-properties fo:margin-top="0.1cm" fo:margin-bottom="0cm"/>
      <style:text-properties fo:font-size="20pt" style:font-size-asian="20pt" style:font-size-complex="20pt"/>
    </style:style>
    <style:style style:name="Master3-Layout7-blank-Vuota-outline8" style:family="presentation" style:parent-style-name="Master3-Layout7-blank-Vuota-outline7">
      <style:paragraph-properties fo:margin-top="0.1cm" fo:margin-bottom="0cm"/>
      <style:text-properties fo:font-size="20pt" style:font-size-asian="20pt" style:font-size-complex="20pt"/>
    </style:style>
    <style:style style:name="Master3-Layout7-blank-Vuota-outline9" style:family="presentation" style:parent-style-name="Master3-Layout7-blank-Vuota-outline8">
      <style:paragraph-properties fo:margin-top="0.1cm" fo:margin-bottom="0cm"/>
      <style:text-properties fo:font-size="20pt" style:font-size-asian="20pt" style:font-size-complex="20pt"/>
    </style:style>
    <style:style style:name="Master3-Layout7-blank-Vuota-subtitle" style:family="presentation">
      <style:graphic-properties draw:stroke="none" draw:fill="none" draw:textarea-vertical-align="middle">
        <text:list-style style:name="Master3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uota-title" style:family="presentation">
      <style:graphic-properties draw:stroke="none" draw:fill="none" draw:textarea-vertical-align="middle">
        <text:list-style style:name="Master3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to-con-didascalia-outline1" style:family="presentation">
      <style:graphic-properties draw:stroke="none" draw:fill="none" draw:auto-grow-height="false" draw:fit-to-size="false" style:shrink-to-fit="true">
        <text:list-style style:name="Master3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to-con-didascalia-outline2" style:family="presentation" style:parent-style-name="Master3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to-con-didascalia-outline3" style:family="presentation" style:parent-style-name="Master3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to-con-didascalia-outline4" style:family="presentation" style:parent-style-name="Master3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to-con-didascalia-outline5" style:family="presentation" style:parent-style-name="Master3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to-con-didascalia-outline6" style:family="presentation" style:parent-style-name="Master3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to-con-didascalia-outline7" style:family="presentation" style:parent-style-name="Master3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to-con-didascalia-outline8" style:family="presentation" style:parent-style-name="Master3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to-con-didascalia-outline9" style:family="presentation" style:parent-style-name="Master3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to-con-didascalia-subtitle" style:family="presentation">
      <style:graphic-properties draw:stroke="none" draw:fill="none" draw:textarea-vertical-align="middle">
        <text:list-style style:name="Master3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to-con-didascalia-title" style:family="presentation">
      <style:graphic-properties draw:stroke="none" draw:fill="none" draw:textarea-vertical-align="middle">
        <text:list-style style:name="Master3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magine-con-didascalia-outline1" style:family="presentation">
      <style:graphic-properties draw:stroke="none" draw:fill="none" draw:auto-grow-height="false" draw:fit-to-size="false" style:shrink-to-fit="true">
        <text:list-style style:name="Master3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magine-con-didascalia-outline2" style:family="presentation" style:parent-style-name="Master3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3-Layout9-picTx-Immagine-con-didascalia-outline3" style:family="presentation" style:parent-style-name="Master3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3-Layout9-picTx-Immagine-con-didascalia-outline4" style:family="presentation" style:parent-style-name="Master3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3-Layout9-picTx-Immagine-con-didascalia-outline5" style:family="presentation" style:parent-style-name="Master3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3-Layout9-picTx-Immagine-con-didascalia-outline6" style:family="presentation" style:parent-style-name="Master3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3-Layout9-picTx-Immagine-con-didascalia-outline7" style:family="presentation" style:parent-style-name="Master3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3-Layout9-picTx-Immagine-con-didascalia-outline8" style:family="presentation" style:parent-style-name="Master3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3-Layout9-picTx-Immagine-con-didascalia-outline9" style:family="presentation" style:parent-style-name="Master3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3-Layout9-picTx-Immagine-con-didascalia-subtitle" style:family="presentation">
      <style:graphic-properties draw:stroke="none" draw:fill="none" draw:textarea-vertical-align="middle">
        <text:list-style style:name="Master3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magine-con-didascalia-title" style:family="presentation">
      <style:graphic-properties draw:stroke="none" draw:fill="none" draw:textarea-vertical-align="middle">
        <text:list-style style:name="Master3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olo-e-testo-verticale-outline1" style:family="presentation">
      <style:graphic-properties draw:stroke="none" draw:fill="none" draw:auto-grow-height="false" draw:fit-to-size="false" style:shrink-to-fit="true">
        <text:list-style style:name="Master3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olo-e-testo-verticale-outline2" style:family="presentation" style:parent-style-name="Master3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3-Layout10-vertTx-Titolo-e-testo-verticale-outline3" style:family="presentation" style:parent-style-name="Master3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3-Layout10-vertTx-Titolo-e-testo-verticale-outline4" style:family="presentation" style:parent-style-name="Master3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3-Layout10-vertTx-Titolo-e-testo-verticale-outline5" style:family="presentation" style:parent-style-name="Master3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3-Layout10-vertTx-Titolo-e-testo-verticale-outline6" style:family="presentation" style:parent-style-name="Master3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3-Layout10-vertTx-Titolo-e-testo-verticale-outline7" style:family="presentation" style:parent-style-name="Master3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3-Layout10-vertTx-Titolo-e-testo-verticale-outline8" style:family="presentation" style:parent-style-name="Master3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3-Layout10-vertTx-Titolo-e-testo-verticale-outline9" style:family="presentation" style:parent-style-name="Master3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3-Layout10-vertTx-Titolo-e-testo-verticale-subtitle" style:family="presentation">
      <style:graphic-properties draw:stroke="none" draw:fill="none" draw:textarea-vertical-align="middle">
        <text:list-style style:name="Master3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olo-e-testo-verticale-title" style:family="presentation">
      <style:graphic-properties draw:stroke="none" draw:fill="none" draw:textarea-vertical-align="middle">
        <text:list-style style:name="Master3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3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olo-e-testo-verticale-outline2" style:family="presentation" style:parent-style-name="Master3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olo-e-testo-verticale-outline3" style:family="presentation" style:parent-style-name="Master3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olo-e-testo-verticale-outline4" style:family="presentation" style:parent-style-name="Master3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olo-e-testo-verticale-outline5" style:family="presentation" style:parent-style-name="Master3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olo-e-testo-verticale-outline6" style:family="presentation" style:parent-style-name="Master3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olo-e-testo-verticale-outline7" style:family="presentation" style:parent-style-name="Master3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olo-e-testo-verticale-outline8" style:family="presentation" style:parent-style-name="Master3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olo-e-testo-verticale-outline9" style:family="presentation" style:parent-style-name="Master3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olo-e-testo-verticale-subtitle" style:family="presentation">
      <style:graphic-properties draw:stroke="none" draw:fill="none" draw:textarea-vertical-align="middle">
        <text:list-style style:name="Master3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olo-e-testo-verticale-title" style:family="presentation">
      <style:graphic-properties draw:stroke="none" draw:fill="none" draw:textarea-vertical-align="middle">
        <text:list-style style:name="Master3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ivid1_5f_-background" style:display-name="Master4-Vivid1_-background" style:family="presentation">
      <style:graphic-properties draw:stroke="none" draw:fill="solid" draw:fill-color="#ffffff" draw:opacity="100%"/>
      <style:text-properties style:letter-kerning="true"/>
    </style:style>
    <style:style style:name="Master4-Vivid1_5f_-backgroundobjects" style:display-name="Master4-Vivi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ivid1_5f_-notes" style:display-name="Master4-Vivi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ivid1_5f_-outline1" style:display-name="Master4-Vivid1_-outline1" style:family="presentation">
      <style:graphic-properties draw:stroke="none" draw:fill="none" draw:auto-grow-height="false" draw:fit-to-size="false" style:shrink-to-fit="true">
        <text:list-style style:name="Master4-Vivid1_5f_-outline1" style:display-name="Master4-Vivi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outline2" style:display-name="Master4-Vivid1_-outline2" style:family="presentation" style:parent-style-name="Master4-Vivid1_5f_-outline1">
      <style:paragraph-properties fo:margin-top="0.4cm" fo:margin-bottom="0cm"/>
      <style:text-properties fo:font-size="28pt" style:font-size-asian="28pt" style:font-size-complex="28pt"/>
    </style:style>
    <style:style style:name="Master4-Vivid1_5f_-outline3" style:display-name="Master4-Vivid1_-outline3" style:family="presentation" style:parent-style-name="Master4-Vivid1_5f_-outline2">
      <style:paragraph-properties fo:margin-top="0.3cm" fo:margin-bottom="0cm"/>
      <style:text-properties fo:font-size="24pt" style:font-size-asian="24pt" style:font-size-complex="24pt"/>
    </style:style>
    <style:style style:name="Master4-Vivid1_5f_-outline4" style:display-name="Master4-Vivid1_-outline4" style:family="presentation" style:parent-style-name="Master4-Vivid1_5f_-outline3">
      <style:paragraph-properties fo:margin-top="0.2cm" fo:margin-bottom="0cm"/>
      <style:text-properties fo:font-size="20pt" style:font-size-asian="20pt" style:font-size-complex="20pt"/>
    </style:style>
    <style:style style:name="Master4-Vivid1_5f_-outline5" style:display-name="Master4-Vivid1_-outline5" style:family="presentation" style:parent-style-name="Master4-Vivid1_5f_-outline4">
      <style:paragraph-properties fo:margin-top="0.1cm" fo:margin-bottom="0cm"/>
      <style:text-properties fo:font-size="20pt" style:font-size-asian="20pt" style:font-size-complex="20pt"/>
    </style:style>
    <style:style style:name="Master4-Vivid1_5f_-outline6" style:display-name="Master4-Vivid1_-outline6" style:family="presentation" style:parent-style-name="Master4-Vivid1_5f_-outline5">
      <style:paragraph-properties fo:margin-top="0.1cm" fo:margin-bottom="0cm"/>
      <style:text-properties fo:font-size="20pt" style:font-size-asian="20pt" style:font-size-complex="20pt"/>
    </style:style>
    <style:style style:name="Master4-Vivid1_5f_-outline7" style:display-name="Master4-Vivid1_-outline7" style:family="presentation" style:parent-style-name="Master4-Vivid1_5f_-outline6">
      <style:paragraph-properties fo:margin-top="0.1cm" fo:margin-bottom="0cm"/>
      <style:text-properties fo:font-size="20pt" style:font-size-asian="20pt" style:font-size-complex="20pt"/>
    </style:style>
    <style:style style:name="Master4-Vivid1_5f_-outline8" style:display-name="Master4-Vivid1_-outline8" style:family="presentation" style:parent-style-name="Master4-Vivid1_5f_-outline7">
      <style:paragraph-properties fo:margin-top="0.1cm" fo:margin-bottom="0cm"/>
      <style:text-properties fo:font-size="20pt" style:font-size-asian="20pt" style:font-size-complex="20pt"/>
    </style:style>
    <style:style style:name="Master4-Vivid1_5f_-outline9" style:display-name="Master4-Vivid1_-outline9" style:family="presentation" style:parent-style-name="Master4-Vivid1_5f_-outline8">
      <style:paragraph-properties fo:margin-top="0.1cm" fo:margin-bottom="0cm"/>
      <style:text-properties fo:font-size="20pt" style:font-size-asian="20pt" style:font-size-complex="20pt"/>
    </style:style>
    <style:style style:name="Master4-Vivid1_5f_-subtitle" style:display-name="Master4-Vivid1_-subtitle" style:family="presentation">
      <style:graphic-properties draw:stroke="none" draw:fill="none" draw:textarea-vertical-align="middle">
        <text:list-style style:name="Master4-Vivid1_5f_-subtitle" style:display-name="Master4-Vivi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title" style:display-name="Master4-Vivid1_-title" style:family="presentation">
      <style:graphic-properties draw:stroke="none" draw:fill="none" draw:textarea-vertical-align="middle">
        <text:list-style style:name="Master4-Vivid1_5f_-title" style:display-name="Master4-Vivi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a-titolo-outline1" style:family="presentation">
      <style:graphic-properties draw:stroke="none" draw:fill="none" draw:auto-grow-height="false" draw:fit-to-size="false" style:shrink-to-fit="true">
        <text:list-style style:name="Master4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a-titolo-outline2" style:family="presentation" style:parent-style-name="Master4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a-titolo-outline3" style:family="presentation" style:parent-style-name="Master4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a-titolo-outline4" style:family="presentation" style:parent-style-name="Master4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a-titolo-outline5" style:family="presentation" style:parent-style-name="Master4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a-titolo-outline6" style:family="presentation" style:parent-style-name="Master4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a-titolo-outline7" style:family="presentation" style:parent-style-name="Master4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a-titolo-outline8" style:family="presentation" style:parent-style-name="Master4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a-titolo-outline9" style:family="presentation" style:parent-style-name="Master4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a-titolo-subtitle" style:family="presentation">
      <style:graphic-properties draw:stroke="none" draw:fill="none" draw:textarea-vertical-align="middle">
        <text:list-style style:name="Master4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a-titolo-title" style:family="presentation">
      <style:graphic-properties draw:stroke="none" draw:fill="none" draw:textarea-vertical-align="middle">
        <text:list-style style:name="Master4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olo-e-contenuto-outline1" style:family="presentation">
      <style:graphic-properties draw:stroke="none" draw:fill="none" draw:auto-grow-height="false" draw:fit-to-size="false" style:shrink-to-fit="true">
        <text:list-style style:name="Master4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olo-e-contenuto-outline2" style:family="presentation" style:parent-style-name="Master4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4-Layout2-obj-Titolo-e-contenuto-outline3" style:family="presentation" style:parent-style-name="Master4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4-Layout2-obj-Titolo-e-contenuto-outline4" style:family="presentation" style:parent-style-name="Master4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4-Layout2-obj-Titolo-e-contenuto-outline5" style:family="presentation" style:parent-style-name="Master4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4-Layout2-obj-Titolo-e-contenuto-outline6" style:family="presentation" style:parent-style-name="Master4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4-Layout2-obj-Titolo-e-contenuto-outline7" style:family="presentation" style:parent-style-name="Master4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4-Layout2-obj-Titolo-e-contenuto-outline8" style:family="presentation" style:parent-style-name="Master4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4-Layout2-obj-Titolo-e-contenuto-outline9" style:family="presentation" style:parent-style-name="Master4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4-Layout2-obj-Titolo-e-contenuto-subtitle" style:family="presentation">
      <style:graphic-properties draw:stroke="none" draw:fill="none" draw:textarea-vertical-align="middle">
        <text:list-style style:name="Master4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olo-e-contenuto-title" style:family="presentation">
      <style:graphic-properties draw:stroke="none" draw:fill="none" draw:textarea-vertical-align="middle">
        <text:list-style style:name="Master4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Intestazione-sezione-outline1" style:family="presentation">
      <style:graphic-properties draw:stroke="none" draw:fill="none" draw:auto-grow-height="false" draw:fit-to-size="false" style:shrink-to-fit="true">
        <text:list-style style:name="Master4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Intestazione-sezione-outline2" style:family="presentation" style:parent-style-name="Master4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4-Layout3-secHead-Intestazione-sezione-outline3" style:family="presentation" style:parent-style-name="Master4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4-Layout3-secHead-Intestazione-sezione-outline4" style:family="presentation" style:parent-style-name="Master4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4-Layout3-secHead-Intestazione-sezione-outline5" style:family="presentation" style:parent-style-name="Master4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4-Layout3-secHead-Intestazione-sezione-outline6" style:family="presentation" style:parent-style-name="Master4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4-Layout3-secHead-Intestazione-sezione-outline7" style:family="presentation" style:parent-style-name="Master4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4-Layout3-secHead-Intestazione-sezione-outline8" style:family="presentation" style:parent-style-name="Master4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4-Layout3-secHead-Intestazione-sezione-outline9" style:family="presentation" style:parent-style-name="Master4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4-Layout3-secHead-Intestazione-sezione-subtitle" style:family="presentation">
      <style:graphic-properties draw:stroke="none" draw:fill="none" draw:textarea-vertical-align="middle">
        <text:list-style style:name="Master4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Intestazione-sezione-title" style:family="presentation">
      <style:graphic-properties draw:stroke="none" draw:fill="none" draw:textarea-vertical-align="middle">
        <text:list-style style:name="Master4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ue-contenuti-outline1" style:family="presentation">
      <style:graphic-properties draw:stroke="none" draw:fill="none" draw:auto-grow-height="false" draw:fit-to-size="false" style:shrink-to-fit="true">
        <text:list-style style:name="Master4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ue-contenuti-outline2" style:family="presentation" style:parent-style-name="Master4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4-Layout4-twoObj-Due-contenuti-outline3" style:family="presentation" style:parent-style-name="Master4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4-Layout4-twoObj-Due-contenuti-outline4" style:family="presentation" style:parent-style-name="Master4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4-Layout4-twoObj-Due-contenuti-outline5" style:family="presentation" style:parent-style-name="Master4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4-Layout4-twoObj-Due-contenuti-outline6" style:family="presentation" style:parent-style-name="Master4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4-Layout4-twoObj-Due-contenuti-outline7" style:family="presentation" style:parent-style-name="Master4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4-Layout4-twoObj-Due-contenuti-outline8" style:family="presentation" style:parent-style-name="Master4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4-Layout4-twoObj-Due-contenuti-outline9" style:family="presentation" style:parent-style-name="Master4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4-Layout4-twoObj-Due-contenuti-subtitle" style:family="presentation">
      <style:graphic-properties draw:stroke="none" draw:fill="none" draw:textarea-vertical-align="middle">
        <text:list-style style:name="Master4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ue-contenuti-title" style:family="presentation">
      <style:graphic-properties draw:stroke="none" draw:fill="none" draw:textarea-vertical-align="middle">
        <text:list-style style:name="Master4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nfronto-outline1" style:family="presentation">
      <style:graphic-properties draw:stroke="none" draw:fill="none" draw:auto-grow-height="false" draw:fit-to-size="false" style:shrink-to-fit="true">
        <text:list-style style:name="Master4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nfronto-outline2" style:family="presentation" style:parent-style-name="Master4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nfronto-outline3" style:family="presentation" style:parent-style-name="Master4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nfronto-outline4" style:family="presentation" style:parent-style-name="Master4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nfronto-outline5" style:family="presentation" style:parent-style-name="Master4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nfronto-outline6" style:family="presentation" style:parent-style-name="Master4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nfronto-outline7" style:family="presentation" style:parent-style-name="Master4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nfronto-outline8" style:family="presentation" style:parent-style-name="Master4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nfronto-outline9" style:family="presentation" style:parent-style-name="Master4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nfronto-subtitle" style:family="presentation">
      <style:graphic-properties draw:stroke="none" draw:fill="none" draw:textarea-vertical-align="middle">
        <text:list-style style:name="Master4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nfronto-title" style:family="presentation">
      <style:graphic-properties draw:stroke="none" draw:fill="none" draw:textarea-vertical-align="middle">
        <text:list-style style:name="Master4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Solo-titolo-outline1" style:family="presentation">
      <style:graphic-properties draw:stroke="none" draw:fill="none" draw:auto-grow-height="false" draw:fit-to-size="false" style:shrink-to-fit="true">
        <text:list-style style:name="Master4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Solo-titolo-outline2" style:family="presentation" style:parent-style-name="Master4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4-Layout6-titleOnly-Solo-titolo-outline3" style:family="presentation" style:parent-style-name="Master4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4-Layout6-titleOnly-Solo-titolo-outline4" style:family="presentation" style:parent-style-name="Master4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4-Layout6-titleOnly-Solo-titolo-outline5" style:family="presentation" style:parent-style-name="Master4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4-Layout6-titleOnly-Solo-titolo-outline6" style:family="presentation" style:parent-style-name="Master4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4-Layout6-titleOnly-Solo-titolo-outline7" style:family="presentation" style:parent-style-name="Master4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4-Layout6-titleOnly-Solo-titolo-outline8" style:family="presentation" style:parent-style-name="Master4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4-Layout6-titleOnly-Solo-titolo-outline9" style:family="presentation" style:parent-style-name="Master4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4-Layout6-titleOnly-Solo-titolo-subtitle" style:family="presentation">
      <style:graphic-properties draw:stroke="none" draw:fill="none" draw:textarea-vertical-align="middle">
        <text:list-style style:name="Master4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Solo-titolo-title" style:family="presentation">
      <style:graphic-properties draw:stroke="none" draw:fill="none" draw:textarea-vertical-align="middle">
        <text:list-style style:name="Master4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uota-outline1" style:family="presentation">
      <style:graphic-properties draw:stroke="none" draw:fill="none" draw:auto-grow-height="false" draw:fit-to-size="false" style:shrink-to-fit="true">
        <text:list-style style:name="Master4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uota-outline2" style:family="presentation" style:parent-style-name="Master4-Layout7-blank-Vuota-outline1">
      <style:paragraph-properties fo:margin-top="0.4cm" fo:margin-bottom="0cm"/>
      <style:text-properties fo:font-size="28pt" style:font-size-asian="28pt" style:font-size-complex="28pt"/>
    </style:style>
    <style:style style:name="Master4-Layout7-blank-Vuota-outline3" style:family="presentation" style:parent-style-name="Master4-Layout7-blank-Vuota-outline2">
      <style:paragraph-properties fo:margin-top="0.3cm" fo:margin-bottom="0cm"/>
      <style:text-properties fo:font-size="24pt" style:font-size-asian="24pt" style:font-size-complex="24pt"/>
    </style:style>
    <style:style style:name="Master4-Layout7-blank-Vuota-outline4" style:family="presentation" style:parent-style-name="Master4-Layout7-blank-Vuota-outline3">
      <style:paragraph-properties fo:margin-top="0.2cm" fo:margin-bottom="0cm"/>
      <style:text-properties fo:font-size="20pt" style:font-size-asian="20pt" style:font-size-complex="20pt"/>
    </style:style>
    <style:style style:name="Master4-Layout7-blank-Vuota-outline5" style:family="presentation" style:parent-style-name="Master4-Layout7-blank-Vuota-outline4">
      <style:paragraph-properties fo:margin-top="0.1cm" fo:margin-bottom="0cm"/>
      <style:text-properties fo:font-size="20pt" style:font-size-asian="20pt" style:font-size-complex="20pt"/>
    </style:style>
    <style:style style:name="Master4-Layout7-blank-Vuota-outline6" style:family="presentation" style:parent-style-name="Master4-Layout7-blank-Vuota-outline5">
      <style:paragraph-properties fo:margin-top="0.1cm" fo:margin-bottom="0cm"/>
      <style:text-properties fo:font-size="20pt" style:font-size-asian="20pt" style:font-size-complex="20pt"/>
    </style:style>
    <style:style style:name="Master4-Layout7-blank-Vuota-outline7" style:family="presentation" style:parent-style-name="Master4-Layout7-blank-Vuota-outline6">
      <style:paragraph-properties fo:margin-top="0.1cm" fo:margin-bottom="0cm"/>
      <style:text-properties fo:font-size="20pt" style:font-size-asian="20pt" style:font-size-complex="20pt"/>
    </style:style>
    <style:style style:name="Master4-Layout7-blank-Vuota-outline8" style:family="presentation" style:parent-style-name="Master4-Layout7-blank-Vuota-outline7">
      <style:paragraph-properties fo:margin-top="0.1cm" fo:margin-bottom="0cm"/>
      <style:text-properties fo:font-size="20pt" style:font-size-asian="20pt" style:font-size-complex="20pt"/>
    </style:style>
    <style:style style:name="Master4-Layout7-blank-Vuota-outline9" style:family="presentation" style:parent-style-name="Master4-Layout7-blank-Vuota-outline8">
      <style:paragraph-properties fo:margin-top="0.1cm" fo:margin-bottom="0cm"/>
      <style:text-properties fo:font-size="20pt" style:font-size-asian="20pt" style:font-size-complex="20pt"/>
    </style:style>
    <style:style style:name="Master4-Layout7-blank-Vuota-subtitle" style:family="presentation">
      <style:graphic-properties draw:stroke="none" draw:fill="none" draw:textarea-vertical-align="middle">
        <text:list-style style:name="Master4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uota-title" style:family="presentation">
      <style:graphic-properties draw:stroke="none" draw:fill="none" draw:textarea-vertical-align="middle">
        <text:list-style style:name="Master4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to-con-didascalia-outline1" style:family="presentation">
      <style:graphic-properties draw:stroke="none" draw:fill="none" draw:auto-grow-height="false" draw:fit-to-size="false" style:shrink-to-fit="true">
        <text:list-style style:name="Master4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to-con-didascalia-outline2" style:family="presentation" style:parent-style-name="Master4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to-con-didascalia-outline3" style:family="presentation" style:parent-style-name="Master4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to-con-didascalia-outline4" style:family="presentation" style:parent-style-name="Master4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to-con-didascalia-outline5" style:family="presentation" style:parent-style-name="Master4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to-con-didascalia-outline6" style:family="presentation" style:parent-style-name="Master4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to-con-didascalia-outline7" style:family="presentation" style:parent-style-name="Master4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to-con-didascalia-outline8" style:family="presentation" style:parent-style-name="Master4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to-con-didascalia-outline9" style:family="presentation" style:parent-style-name="Master4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to-con-didascalia-subtitle" style:family="presentation">
      <style:graphic-properties draw:stroke="none" draw:fill="none" draw:textarea-vertical-align="middle">
        <text:list-style style:name="Master4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to-con-didascalia-title" style:family="presentation">
      <style:graphic-properties draw:stroke="none" draw:fill="none" draw:textarea-vertical-align="middle">
        <text:list-style style:name="Master4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magine-con-didascalia-outline1" style:family="presentation">
      <style:graphic-properties draw:stroke="none" draw:fill="none" draw:auto-grow-height="false" draw:fit-to-size="false" style:shrink-to-fit="true">
        <text:list-style style:name="Master4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magine-con-didascalia-outline2" style:family="presentation" style:parent-style-name="Master4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4-Layout9-picTx-Immagine-con-didascalia-outline3" style:family="presentation" style:parent-style-name="Master4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4-Layout9-picTx-Immagine-con-didascalia-outline4" style:family="presentation" style:parent-style-name="Master4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4-Layout9-picTx-Immagine-con-didascalia-outline5" style:family="presentation" style:parent-style-name="Master4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4-Layout9-picTx-Immagine-con-didascalia-outline6" style:family="presentation" style:parent-style-name="Master4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4-Layout9-picTx-Immagine-con-didascalia-outline7" style:family="presentation" style:parent-style-name="Master4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4-Layout9-picTx-Immagine-con-didascalia-outline8" style:family="presentation" style:parent-style-name="Master4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4-Layout9-picTx-Immagine-con-didascalia-outline9" style:family="presentation" style:parent-style-name="Master4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4-Layout9-picTx-Immagine-con-didascalia-subtitle" style:family="presentation">
      <style:graphic-properties draw:stroke="none" draw:fill="none" draw:textarea-vertical-align="middle">
        <text:list-style style:name="Master4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magine-con-didascalia-title" style:family="presentation">
      <style:graphic-properties draw:stroke="none" draw:fill="none" draw:textarea-vertical-align="middle">
        <text:list-style style:name="Master4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olo-e-testo-verticale-outline1" style:family="presentation">
      <style:graphic-properties draw:stroke="none" draw:fill="none" draw:auto-grow-height="false" draw:fit-to-size="false" style:shrink-to-fit="true">
        <text:list-style style:name="Master4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olo-e-testo-verticale-outline2" style:family="presentation" style:parent-style-name="Master4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4-Layout10-vertTx-Titolo-e-testo-verticale-outline3" style:family="presentation" style:parent-style-name="Master4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4-Layout10-vertTx-Titolo-e-testo-verticale-outline4" style:family="presentation" style:parent-style-name="Master4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4-Layout10-vertTx-Titolo-e-testo-verticale-outline5" style:family="presentation" style:parent-style-name="Master4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4-Layout10-vertTx-Titolo-e-testo-verticale-outline6" style:family="presentation" style:parent-style-name="Master4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4-Layout10-vertTx-Titolo-e-testo-verticale-outline7" style:family="presentation" style:parent-style-name="Master4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4-Layout10-vertTx-Titolo-e-testo-verticale-outline8" style:family="presentation" style:parent-style-name="Master4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4-Layout10-vertTx-Titolo-e-testo-verticale-outline9" style:family="presentation" style:parent-style-name="Master4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4-Layout10-vertTx-Titolo-e-testo-verticale-subtitle" style:family="presentation">
      <style:graphic-properties draw:stroke="none" draw:fill="none" draw:textarea-vertical-align="middle">
        <text:list-style style:name="Master4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olo-e-testo-verticale-title" style:family="presentation">
      <style:graphic-properties draw:stroke="none" draw:fill="none" draw:textarea-vertical-align="middle">
        <text:list-style style:name="Master4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4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olo-e-testo-verticale-outline2" style:family="presentation" style:parent-style-name="Master4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olo-e-testo-verticale-outline3" style:family="presentation" style:parent-style-name="Master4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olo-e-testo-verticale-outline4" style:family="presentation" style:parent-style-name="Master4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olo-e-testo-verticale-outline5" style:family="presentation" style:parent-style-name="Master4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olo-e-testo-verticale-outline6" style:family="presentation" style:parent-style-name="Master4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olo-e-testo-verticale-outline7" style:family="presentation" style:parent-style-name="Master4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olo-e-testo-verticale-outline8" style:family="presentation" style:parent-style-name="Master4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olo-e-testo-verticale-outline9" style:family="presentation" style:parent-style-name="Master4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olo-e-testo-verticale-subtitle" style:family="presentation">
      <style:graphic-properties draw:stroke="none" draw:fill="none" draw:textarea-vertical-align="middle">
        <text:list-style style:name="Master4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olo-e-testo-verticale-title" style:family="presentation">
      <style:graphic-properties draw:stroke="none" draw:fill="none" draw:textarea-vertical-align="middle">
        <text:list-style style:name="Master4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uota_5f_-background" style:display-name="Master4-Layout7-blank-Vuota_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Vuota_5f_-backgroundobjects" style:display-name="Master4-Layout7-blank-Vuota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uota_5f_-notes" style:display-name="Master4-Layout7-blank-Vuota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uota_5f_-outline1" style:display-name="Master4-Layout7-blank-Vuota_-outline1" style:family="presentation">
      <style:graphic-properties draw:stroke="none" draw:fill="none" draw:auto-grow-height="false" draw:fit-to-size="false" style:shrink-to-fit="true">
        <text:list-style style:name="Master4-Layout7-blank-Vuota_5f_-outline1" style:display-name="Master4-Layout7-blank-Vuota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uota_5f_-outline2" style:display-name="Master4-Layout7-blank-Vuota_-outline2" style:family="presentation" style:parent-style-name="Master4-Layout7-blank-Vuota_5f_-outline1">
      <style:paragraph-properties fo:margin-top="0.4cm" fo:margin-bottom="0cm"/>
      <style:text-properties fo:font-size="28pt" style:font-size-asian="28pt" style:font-size-complex="28pt"/>
    </style:style>
    <style:style style:name="Master4-Layout7-blank-Vuota_5f_-outline3" style:display-name="Master4-Layout7-blank-Vuota_-outline3" style:family="presentation" style:parent-style-name="Master4-Layout7-blank-Vuota_5f_-outline2">
      <style:paragraph-properties fo:margin-top="0.3cm" fo:margin-bottom="0cm"/>
      <style:text-properties fo:font-size="24pt" style:font-size-asian="24pt" style:font-size-complex="24pt"/>
    </style:style>
    <style:style style:name="Master4-Layout7-blank-Vuota_5f_-outline4" style:display-name="Master4-Layout7-blank-Vuota_-outline4" style:family="presentation" style:parent-style-name="Master4-Layout7-blank-Vuota_5f_-outline3">
      <style:paragraph-properties fo:margin-top="0.2cm" fo:margin-bottom="0cm"/>
      <style:text-properties fo:font-size="20pt" style:font-size-asian="20pt" style:font-size-complex="20pt"/>
    </style:style>
    <style:style style:name="Master4-Layout7-blank-Vuota_5f_-outline5" style:display-name="Master4-Layout7-blank-Vuota_-outline5" style:family="presentation" style:parent-style-name="Master4-Layout7-blank-Vuota_5f_-outline4">
      <style:paragraph-properties fo:margin-top="0.1cm" fo:margin-bottom="0cm"/>
      <style:text-properties fo:font-size="20pt" style:font-size-asian="20pt" style:font-size-complex="20pt"/>
    </style:style>
    <style:style style:name="Master4-Layout7-blank-Vuota_5f_-outline6" style:display-name="Master4-Layout7-blank-Vuota_-outline6" style:family="presentation" style:parent-style-name="Master4-Layout7-blank-Vuota_5f_-outline5">
      <style:paragraph-properties fo:margin-top="0.1cm" fo:margin-bottom="0cm"/>
      <style:text-properties fo:font-size="20pt" style:font-size-asian="20pt" style:font-size-complex="20pt"/>
    </style:style>
    <style:style style:name="Master4-Layout7-blank-Vuota_5f_-outline7" style:display-name="Master4-Layout7-blank-Vuota_-outline7" style:family="presentation" style:parent-style-name="Master4-Layout7-blank-Vuota_5f_-outline6">
      <style:paragraph-properties fo:margin-top="0.1cm" fo:margin-bottom="0cm"/>
      <style:text-properties fo:font-size="20pt" style:font-size-asian="20pt" style:font-size-complex="20pt"/>
    </style:style>
    <style:style style:name="Master4-Layout7-blank-Vuota_5f_-outline8" style:display-name="Master4-Layout7-blank-Vuota_-outline8" style:family="presentation" style:parent-style-name="Master4-Layout7-blank-Vuota_5f_-outline7">
      <style:paragraph-properties fo:margin-top="0.1cm" fo:margin-bottom="0cm"/>
      <style:text-properties fo:font-size="20pt" style:font-size-asian="20pt" style:font-size-complex="20pt"/>
    </style:style>
    <style:style style:name="Master4-Layout7-blank-Vuota_5f_-outline9" style:display-name="Master4-Layout7-blank-Vuota_-outline9" style:family="presentation" style:parent-style-name="Master4-Layout7-blank-Vuota_5f_-outline8">
      <style:paragraph-properties fo:margin-top="0.1cm" fo:margin-bottom="0cm"/>
      <style:text-properties fo:font-size="20pt" style:font-size-asian="20pt" style:font-size-complex="20pt"/>
    </style:style>
    <style:style style:name="Master4-Layout7-blank-Vuota_5f_-subtitle" style:display-name="Master4-Layout7-blank-Vuota_-subtitle" style:family="presentation">
      <style:graphic-properties draw:stroke="none" draw:fill="none" draw:textarea-vertical-align="middle">
        <text:list-style style:name="Master4-Layout7-blank-Vuota_5f_-subtitle" style:display-name="Master4-Layout7-blank-Vuota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uota_5f_-title" style:display-name="Master4-Layout7-blank-Vuota_-title" style:family="presentation">
      <style:graphic-properties draw:stroke="none" draw:fill="none" draw:textarea-vertical-align="middle">
        <text:list-style style:name="Master4-Layout7-blank-Vuota_5f_-title" style:display-name="Master4-Layout7-blank-Vuota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4472c4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5cm" draw:shadow-color="#f49100" draw:shadow-opacity="100%"/>
      <style:paragraph-properties style:writing-mode="lr-tb"/>
    </style:style>
    <style:style style:name="Mgr4" style:family="graphic" style:parent-style-name="standard">
      <style:graphic-properties draw:stroke="none" draw:fill="solid" draw:fill-color="#4472c4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gr5" style:family="graphic" style:parent-style-name="standard">
      <style:graphic-properties draw:stroke="none" draw:fill="solid" draw:fill-color="#4472c4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3cm" draw:shadow-color="#f49100" draw:shadow-opacity="100%"/>
      <style:paragraph-properties style:writing-mode="lr-tb"/>
    </style:style>
    <style:style style:name="Mgr6" style:family="graphic" style:parent-style-name="standard">
      <style:graphic-properties draw:stroke="none" draw:fill="solid" draw:fill-color="#4472c4" draw:opacity="100%" draw:textarea-horizontal-align="left" draw:textarea-vertical-align="middle" draw:auto-grow-height="false" draw:auto-grow-width="false" fo:min-height="2.801cm" fo:min-width="27.801cm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ue-contenu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tito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olo-e-testo-vertical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olo-e-testo-verticale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a-tito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olo-e-contenu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Intestazione-sezion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ue-contenu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nfron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Solo-tito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to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magine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olo-e-testo-vertical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olo-e-testo-verticale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a-tito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2" style:family="presentation" style:parent-style-name="Master3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olo-e-contenu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8" style:family="presentation" style:parent-style-name="Master3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Intestazione-sezion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64" style:family="presentation" style:parent-style-name="Master3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ue-contenu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0" style:family="presentation" style:parent-style-name="Master3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nfron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6" style:family="presentation" style:parent-style-name="Master3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Solo-tito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83" style:family="presentation" style:parent-style-name="Master3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to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2" style:family="presentation" style:parent-style-name="Master3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magine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9" style:family="presentation" style:parent-style-name="Master3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olo-e-testo-vertica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6" style:family="presentation" style:parent-style-name="Master3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olo-e-testo-verticale-title">
      <style:graphic-properties draw:stroke="none" draw:fill="none" draw:textarea-horizontal-align="center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Vivid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18" style:family="presentation" style:parent-style-name="Master4-Vivid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Vivid1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Vivid1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Vivid1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Vivid1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a-tito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24" style:family="presentation" style:parent-style-name="Master4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olo-e-contenu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0" style:family="presentation" style:parent-style-name="Master4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Intestazione-sezion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6" style:family="presentation" style:parent-style-name="Master4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ue-contenu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2" style:family="presentation" style:parent-style-name="Master4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nfront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8" style:family="presentation" style:parent-style-name="Master4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Solo-tito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55" style:family="presentation" style:parent-style-name="Master4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to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4" style:family="presentation" style:parent-style-name="Master4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magine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1" style:family="presentation" style:parent-style-name="Master4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olo-e-testo-vertical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8" style:family="presentation" style:parent-style-name="Master4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olo-e-testo-verticale-title">
      <style:graphic-properties draw:stroke="none" draw:fill="none" draw:textarea-horizontal-align="left" draw:textarea-vertical-align="top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84" style:family="presentation" style:parent-style-name="Master4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9" style:family="presentation" style:parent-style-name="Master4-Layout7-blank-Vuota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0" style:family="presentation" style:parent-style-name="Master4-Layout7-blank-Vuota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1" style:family="presentation" style:parent-style-name="Master4-Layout7-blank-Vuota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2" style:family="presentation" style:parent-style-name="Master4-Layout7-blank-Vuota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26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326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2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Source Sans Pro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4617b" loext:opacity="100%" style:text-line-through-style="none" style:text-line-through-type="none" style:text-position="0% 100%" style:font-name="Source Sans Pro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dbf5f9" loext:opacity="100%" style:text-line-through-style="none" style:text-line-through-type="none" style:text-position="0% 100%" style:font-name="Source Sans Pro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484848" loext:opacity="100%" style:text-line-through-style="none" style:text-line-through-type="none" style:text-position="0% 100%" style:font-name="Source Sans Pro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4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4617b" loext:opacity="100%" style:text-line-through-style="none" style:text-line-through-type="none" style:text-position="0% 100%" style:font-name="Source Sans Pro Light" fo:font-size="4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2">
      <draw:frame draw:name="Segnaposto intestazione 1" draw:style-name="Mgr1" draw:text-style-name="MP2" draw:layer="backgroundobjects" svg:width="9.113cm" svg:height="1.484cm" svg:x="0cm" svg:y="0cm" presentation:class="header">
        <draw:text-box>
          <text:p text:style-name="MP1"><text:span text:style-name="MT1"><text:s/></text:span></text:p>
        </draw:text-box>
      </draw:frame>
      <draw:frame draw:name="Segnaposto data 2" draw:style-name="Mgr1" draw:text-style-name="MP2" draw:layer="backgroundobjects" svg:width="9.113cm" svg:height="1.484cm" svg:x="11.886cm" svg:y="0cm" presentation:class="date-time">
        <draw:text-box>
          <text:p text:style-name="MP3"><text:span text:style-name="MT1"><text:s/></text:span></text:p>
        </draw:text-box>
      </draw:frame>
      <draw:frame draw:name="Segnaposto piè di pagina 3" draw:style-name="Mgr2" draw:text-style-name="MP2" draw:layer="backgroundobjects" svg:width="9.113cm" svg:height="1.484cm" svg:x="0cm" svg:y="28.214cm" presentation:class="footer">
        <draw:text-box>
          <text:p text:style-name="MP1"><text:span text:style-name="MT1"><text:s/></text:span></text:p>
        </draw:text-box>
      </draw:frame>
      <draw:frame draw:name="Segnaposto numero diapositiva 4" draw:style-name="Mgr2" draw:text-style-name="MP2" draw:layer="backgroundobjects" svg:width="9.113cm" svg:height="1.484cm" svg:x="11.886cm" svg:y="28.214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Vivid" style:page-layout-name="PM1" draw:style-name="Mdp1">
      <draw:custom-shape draw:name="Figura a mano libera: forma 1" draw:style-name="Mgr3" draw:text-style-name="MP4" draw:layer="backgroundobjects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2" presentation:style-name="Mpr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3" presentation:style-name="Mpr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4" presentation:style-name="Mpr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name="Segnaposto titolo 5" presentation:style-name="Mpr3" draw:text-style-name="MP5" draw:layer="backgroundobjects" svg:width="25cm" svg:height="9cm" svg:x="1.25cm" svg:y="0.75cm" presentation:class="title">
        <draw:text-box>
          <text:p/>
        </draw:text-box>
      </draw:frame>
      <draw:frame draw:name="Segnaposto testo 6" presentation:style-name="Mpr4" draw:text-style-name="MP5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egnaposto immagine diapositiva 1" presentation:style-name="Master1-Vivid-title" draw:layer="backgroundobjects" svg:width="12.292cm" svg:height="10.386cm" svg:x="4.352cm" svg:y="3.104cm" presentation:class="page"/>
        <draw:frame draw:name="Segnaposto note 2" presentation:style-name="Mpr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-title-Diapositiva-titolo" style:page-layout-name="PM1" draw:style-name="Mdp1">
      <draw:custom-shape draw:name="Figura a mano libera: forma 6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7" draw:text-style-name="MP5" draw:layer="backgroundobjects" svg:width="20.999cm" svg:height="5.481cm" svg:x="3.501cm" svg:y="2.58cm" presentation:class="title">
        <draw:text-box>
          <text:p text:style-name="MP6"><text:span text:style-name="MT8">Fare clic per modificare lo stile del titolo dello schema</text:span></text:p>
        </draw:text-box>
      </draw:frame>
      <draw:frame draw:name="Sottotitolo 2" presentation:style-name="Mpr8" draw:text-style-name="MP5" draw:layer="backgroundobjects" svg:width="20.999cm" svg:height="3.806cm" svg:x="3.501cm" svg:y="8.273cm" presentation:class="subtitle">
        <draw:text-box>
          <text:p text:style-name="MP12"><text:span text:style-name="MT9">Fare clic per modificare lo stile del sottotitolo dello schema</text:span></text:p>
        </draw:text-box>
      </draw:frame>
      <draw:frame draw:name="Segnaposto data 3" presentation:style-name="Mpr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4" presentation:style-name="Mpr1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5" presentation:style-name="Mpr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2.292cm" svg:height="10.386cm" svg:x="4.352cm" svg:y="3.104cm" presentation:class="page"/>
        <draw:frame draw:name="Segnaposto note 2" presentation:style-name="Mpr1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2-obj-Titolo-e-contenuto" style:page-layout-name="PM1" draw:style-name="Mdp1">
      <draw:custom-shape draw:name="Figura a mano libera: forma 6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3" draw:text-style-name="MP5" draw:layer="backgroundobjects" svg:width="25cm" svg:height="9cm" svg:x="1.25cm" svg:y="0.75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contenuto 2" presentation:style-name="Mpr14" draw:text-style-name="MP5" draw:layer="backgroundobjects" svg:width="25cm" svg:height="3.25cm" svg:x="1.25cm" svg:y="10.75cm" presentation:class="title">
        <draw:text-box>
          <text:p text:style-name="MP7"><text:span text:style-name="MT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5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4" presentation:style-name="Mpr16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5" presentation:style-name="Mpr15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2.292cm" svg:height="10.386cm" svg:x="4.352cm" svg:y="3.104cm" presentation:class="page"/>
        <draw:frame draw:name="Segnaposto note 2" presentation:style-name="Mpr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3-secHead-Intestazione-sezione" style:page-layout-name="PM1" draw:style-name="Mdp1">
      <draw:custom-shape draw:name="Figura a mano libera: forma 6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9" draw:text-style-name="MP5" draw:layer="backgroundobjects" svg:width="24.152cm" svg:height="6.548cm" svg:x="1.909cm" svg:y="3.929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testo 2" presentation:style-name="Mpr20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7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4" presentation:style-name="Mpr2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5" presentation:style-name="Mpr2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2.292cm" svg:height="10.386cm" svg:x="4.352cm" svg:y="3.104cm" presentation:class="page"/>
        <draw:frame draw:name="Segnaposto note 2" presentation:style-name="Mpr2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4-twoObj-Due-contenuti" style:page-layout-name="PM1" draw:style-name="Mdp1">
      <draw:custom-shape draw:name="Figura a mano libera: forma 7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5" draw:text-style-name="MP5" draw:layer="backgroundobjects" svg:width="25cm" svg:height="9cm" svg:x="1.25cm" svg:y="0.75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contenuto 2" presentation:style-name="Mpr26" draw:text-style-name="MP5" draw:layer="backgroundobjects" svg:width="12.29cm" svg:height="3.25cm" svg:x="1.248cm" svg:y="10.751cm" presentation:class="title">
        <draw:text-box>
          <text:p text:style-name="MP7"><text:span text:style-name="MT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6" draw:text-style-name="MP5" draw:layer="backgroundobjects" svg:width="12.29cm" svg:height="3.25cm" svg:x="13.961cm" svg:y="10.751cm" presentation:class="title">
        <draw:text-box>
          <text:p text:style-name="MP7"><text:span text:style-name="MT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5" presentation:style-name="Mpr2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6" presentation:style-name="Mpr2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2.292cm" svg:height="10.386cm" svg:x="4.352cm" svg:y="3.104cm" presentation:class="page"/>
        <draw:frame draw:name="Segnaposto note 2" presentation:style-name="Mpr2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3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3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5-twoTxTwoObj-Confronto" style:page-layout-name="PM1" draw:style-name="Mdp1">
      <draw:custom-shape draw:name="Figura a mano libera: forma 9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31" draw:text-style-name="MP5" draw:layer="backgroundobjects" svg:width="24.152cm" svg:height="3.047cm" svg:x="1.927cm" svg:y="0.838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testo 2" presentation:style-name="Mpr32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7"><text:span text:style-name="MT11">Fare clic per modificare gli stili del testo dello schema</text:span></text:p>
            </text:list-item>
          </text:list>
        </draw:text-box>
      </draw:frame>
      <draw:frame draw:name="Segnaposto contenuto 3" presentation:style-name="Mpr33" draw:text-style-name="MP5" draw:layer="backgroundobjects" svg:width="11.849cm" svg:height="8.462cm" svg:x="1.927cm" svg:y="5.755cm" presentation:class="title">
        <draw:text-box>
          <text:p text:style-name="MP7"><text:span text:style-name="MT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7"><text:span text:style-name="MT11">Fare clic per modificare gli stili del testo dello schema</text:span></text:p>
            </text:list-item>
          </text:list>
        </draw:text-box>
      </draw:frame>
      <draw:frame draw:name="Segnaposto contenuto 5" presentation:style-name="Mpr33" draw:text-style-name="MP5" draw:layer="backgroundobjects" svg:width="11.902cm" svg:height="8.462cm" svg:x="14.177cm" svg:y="5.755cm" presentation:class="title">
        <draw:text-box>
          <text:p text:style-name="MP7"><text:span text:style-name="MT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34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7" presentation:style-name="Mpr35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8" presentation:style-name="Mpr34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2.292cm" svg:height="10.386cm" svg:x="4.352cm" svg:y="3.104cm" presentation:class="page"/>
        <draw:frame draw:name="Segnaposto note 2" presentation:style-name="Mpr3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3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3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3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3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6-titleOnly-Solo-titolo" style:page-layout-name="PM1" draw:style-name="Mdp1">
      <draw:custom-shape draw:name="Figura a mano libera: forma 5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38" draw:text-style-name="MP5" draw:layer="backgroundobjects" svg:width="25cm" svg:height="9cm" svg:x="1.25cm" svg:y="0.75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data 2" presentation:style-name="Mpr3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3" presentation:style-name="Mpr4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4" presentation:style-name="Mpr3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2.292cm" svg:height="10.386cm" svg:x="4.352cm" svg:y="3.104cm" presentation:class="page"/>
        <draw:frame draw:name="Segnaposto note 2" presentation:style-name="Mpr4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3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3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4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4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7-blank-Vuota" style:page-layout-name="PM1" draw:style-name="Mdp1">
      <draw:custom-shape draw:name="Figura a mano libera: forma 4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1" presentation:style-name="Mpr4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2" presentation:style-name="Mpr4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3" presentation:style-name="Mpr4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presentation:style-name="Master1-Layout7-blank-Vuota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uot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egnaposto immagine diapositiva 1" presentation:style-name="Master1-Layout7-blank-Vuota-title" draw:layer="backgroundobjects" svg:width="12.292cm" svg:height="10.386cm" svg:x="4.352cm" svg:y="3.104cm" presentation:class="page"/>
        <draw:frame draw:name="Segnaposto note 2" presentation:style-name="Mpr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8-objTx-Contenuto-con-didascalia" style:page-layout-name="PM1" draw:style-name="Mdp1">
      <draw:custom-shape draw:name="Figura a mano libera: forma 7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47" draw:text-style-name="MP5" draw:layer="backgroundobjects" svg:width="9.031cm" svg:height="3.678cm" svg:x="1.927cm" svg:y="1.05cm" presentation:class="title">
        <draw:text-box>
          <text:p text:style-name="MP1"><text:span text:style-name="MT12">Fare clic per modificare lo stile del titolo dello schema</text:span></text:p>
        </draw:text-box>
      </draw:frame>
      <draw:frame draw:name="Segnaposto contenuto 2" presentation:style-name="Mpr48" draw:text-style-name="MP5" draw:layer="backgroundobjects" svg:width="14.173cm" svg:height="11.196cm" svg:x="11.906cm" svg:y="2.267cm" presentation:class="title">
        <draw:text-box>
          <text:p text:style-name="MP7"><text:span text:style-name="MT13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14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49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Fare clic per modificare gli stili del testo dello schema</text:span></text:p>
            </text:list-item>
          </text:list>
        </draw:text-box>
      </draw:frame>
      <draw:frame draw:name="Segnaposto data 4" presentation:style-name="Mpr50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5" presentation:style-name="Mpr51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6" presentation:style-name="Mpr50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2.292cm" svg:height="10.386cm" svg:x="4.352cm" svg:y="3.104cm" presentation:class="page"/>
        <draw:frame draw:name="Segnaposto note 2" presentation:style-name="Mpr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9-picTx-Immagine-con-didascalia" style:page-layout-name="PM1" draw:style-name="Mdp1">
      <draw:custom-shape draw:name="Figura a mano libera: forma 7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54" draw:text-style-name="MP5" draw:layer="backgroundobjects" svg:width="9.031cm" svg:height="3.678cm" svg:x="1.927cm" svg:y="1.05cm" presentation:class="title">
        <draw:text-box>
          <text:p text:style-name="MP1"><text:span text:style-name="MT12">Fare clic per modificare lo stile del titolo dello schema</text:span></text:p>
        </draw:text-box>
      </draw:frame>
      <draw:frame draw:name="Segnaposto immagine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56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Fare clic per modificare gli stili del testo dello schema</text:span></text:p>
            </text:list-item>
          </text:list>
        </draw:text-box>
      </draw:frame>
      <draw:frame draw:name="Segnaposto data 4" presentation:style-name="Mpr5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5" presentation:style-name="Mpr5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6" presentation:style-name="Mpr5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2.292cm" svg:height="10.386cm" svg:x="4.352cm" svg:y="3.104cm" presentation:class="page"/>
        <draw:frame draw:name="Segnaposto note 2" presentation:style-name="Mpr5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5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5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6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6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0-vertTx-Titolo-e-testo-verticale" style:page-layout-name="PM1" draw:style-name="Mdp1">
      <draw:custom-shape draw:name="Figura a mano libera: forma 6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61" draw:text-style-name="MP5" draw:layer="backgroundobjects" svg:width="25cm" svg:height="9cm" svg:x="1.25cm" svg:y="0.75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testo verticale 2" presentation:style-name="Mpr62" draw:text-style-name="MP13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4" presentation:style-name="Mpr6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5" presentation:style-name="Mpr6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2.292cm" svg:height="10.386cm" svg:x="4.352cm" svg:y="3.104cm" presentation:class="page"/>
        <draw:frame draw:name="Segnaposto note 2" presentation:style-name="Mpr6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6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6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6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6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custom-shape draw:name="Figura a mano libera: forma 6" draw:style-name="Mgr3" draw:text-style-name="MP4" draw:layer="Master1-bg" svg:width="28cm" svg:height="5.25cm" svg:x="0cm" svg:y="1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verticale 1" presentation:style-name="Mpr67" draw:text-style-name="MP13" draw:layer="backgroundobjects" svg:width="6.249cm" svg:height="13.251cm" svg:x="20.003cm" svg:y="0.75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testo verticale 2" presentation:style-name="Mpr68" draw:text-style-name="MP13" draw:layer="backgroundobjects" svg:width="18.331cm" svg:height="13.251cm" svg:x="1.248cm" svg:y="0.75cm" presentation:class="outline">
        <draw:text-box>
          <text:list text:style-name="ML3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Segnaposto piè di pagina 4" presentation:style-name="Mpr7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Segnaposto numero diapositiva 5" presentation:style-name="Mpr6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2.292cm" svg:height="10.386cm" svg:x="4.352cm" svg:y="3.104cm" presentation:class="page"/>
        <draw:frame draw:name="Segnaposto note 2" presentation:style-name="Mpr7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6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6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7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7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Vivid1" style:page-layout-name="PM1" draw:style-name="Mdp1">
      <draw:custom-shape draw:name="Figura a mano libera: forma 1" draw:style-name="Mgr4" draw:text-style-name="MP4" draw:layer="backgroundobjects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titolo 2" presentation:style-name="Mpr73" draw:text-style-name="MP5" draw:layer="backgroundobjects" svg:width="25cm" svg:height="2.75cm" svg:x="1.5cm" svg:y="0.25cm" presentation:class="title">
        <draw:text-box>
          <text:p/>
        </draw:text-box>
      </draw:frame>
      <draw:frame draw:name="Segnaposto testo 3" presentation:style-name="Mpr74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7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7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7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Vivid1-title" draw:layer="backgroundobjects" svg:width="12.292cm" svg:height="10.386cm" svg:x="4.352cm" svg:y="3.104cm" presentation:class="page"/>
        <draw:frame draw:name="Segnaposto note 2" presentation:style-name="Mpr7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7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7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7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7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-title-Diapositiva-titolo" style:page-layout-name="PM1" draw:style-name="Mdp1">
      <draw:custom-shape draw:name="Figura a mano libera: forma 6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79" draw:text-style-name="MP5" draw:layer="backgroundobjects" svg:width="20.999cm" svg:height="5.481cm" svg:x="3.501cm" svg:y="2.58cm" presentation:class="title">
        <draw:text-box>
          <text:p text:style-name="MP6"><text:span text:style-name="MT18">Fare clic per modificare lo stile del titolo dello schema</text:span></text:p>
        </draw:text-box>
      </draw:frame>
      <draw:frame draw:name="Sottotitolo 2" presentation:style-name="Mpr80" draw:text-style-name="MP5" draw:layer="backgroundobjects" svg:width="20.999cm" svg:height="3.806cm" svg:x="3.501cm" svg:y="8.273cm" presentation:class="subtitle">
        <draw:text-box>
          <text:p text:style-name="MP15"><text:span text:style-name="MT16">Fare clic per modificare lo stile del sottotitolo dello schema</text:span></text:p>
        </draw:text-box>
      </draw:frame>
      <draw:frame draw:name="Segnaposto data 3" presentation:style-name="Mpr8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8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8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1-title-Diapositiva-titolo-title" draw:layer="backgroundobjects" svg:width="12.292cm" svg:height="10.386cm" svg:x="4.352cm" svg:y="3.104cm" presentation:class="page"/>
        <draw:frame draw:name="Segnaposto note 2" presentation:style-name="Mpr8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8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8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8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8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2-obj-Titolo-e-contenuto" style:page-layout-name="PM1" draw:style-name="Mdp1">
      <draw:custom-shape draw:name="Figura a mano libera: forma 6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85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contenuto 2" presentation:style-name="Mpr86" draw:text-style-name="MP5" draw:layer="backgroundobjects" svg:width="25cm" svg:height="9.75cm" svg:x="1.5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8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8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2-obj-Titolo-e-contenuto-title" draw:layer="backgroundobjects" svg:width="12.292cm" svg:height="10.386cm" svg:x="4.352cm" svg:y="3.104cm" presentation:class="page"/>
        <draw:frame draw:name="Segnaposto note 2" presentation:style-name="Mpr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3-secHead-Intestazione-sezione" style:page-layout-name="PM1" draw:style-name="Mdp1">
      <draw:custom-shape draw:name="Figura a mano libera: forma 6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91" draw:text-style-name="MP5" draw:layer="backgroundobjects" svg:width="24.152cm" svg:height="6.548cm" svg:x="1.909cm" svg:y="3.929cm" presentation:class="title">
        <draw:text-box>
          <text:p text:style-name="MP1"><text:span text:style-name="MT18">Fare clic per modificare lo stile del titolo dello schema</text:span></text:p>
        </draw:text-box>
      </draw:frame>
      <draw:frame draw:name="Segnaposto testo 2" presentation:style-name="Mpr92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9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9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9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3-secHead-Intestazione-sezione-title" draw:layer="backgroundobjects" svg:width="12.292cm" svg:height="10.386cm" svg:x="4.352cm" svg:y="3.104cm" presentation:class="page"/>
        <draw:frame draw:name="Segnaposto note 2" presentation:style-name="Mpr9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9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9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9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9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4-twoObj-Due-contenuti" style:page-layout-name="PM1" draw:style-name="Mdp1">
      <draw:custom-shape draw:name="Figura a mano libera: forma 7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97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contenuto 2" presentation:style-name="Mpr98" draw:text-style-name="MP5" draw:layer="backgroundobjects" svg:width="12.285cm" svg:height="9.75cm" svg:x="1.499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98" draw:text-style-name="MP5" draw:layer="backgroundobjects" svg:width="12.29cm" svg:height="9.75cm" svg:x="14.208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9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0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9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4-twoObj-Due-contenuti-title" draw:layer="backgroundobjects" svg:width="12.292cm" svg:height="10.386cm" svg:x="4.352cm" svg:y="3.104cm" presentation:class="page"/>
        <draw:frame draw:name="Segnaposto note 2" presentation:style-name="Mpr10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9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9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0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0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5-twoTxTwoObj-Confronto" style:page-layout-name="PM1" draw:style-name="Mdp1">
      <draw:custom-shape draw:name="Figura a mano libera: forma 9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03" draw:text-style-name="MP5" draw:layer="backgroundobjects" svg:width="24.152cm" svg:height="3.047cm" svg:x="1.927cm" svg:y="0.838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2" presentation:style-name="Mpr104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3" presentation:style-name="Mpr105" draw:text-style-name="MP5" draw:layer="backgroundobjects" svg:width="11.849cm" svg:height="8.462cm" svg:x="1.92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104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5" presentation:style-name="Mpr105" draw:text-style-name="MP5" draw:layer="backgroundobjects" svg:width="11.902cm" svg:height="8.462cm" svg:x="14.17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10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7" presentation:style-name="Mpr10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8" presentation:style-name="Mpr10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5-twoTxTwoObj-Confronto-title" draw:layer="backgroundobjects" svg:width="12.292cm" svg:height="10.386cm" svg:x="4.352cm" svg:y="3.104cm" presentation:class="page"/>
        <draw:frame draw:name="Segnaposto note 2" presentation:style-name="Mpr10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0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0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0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0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6-titleOnly-Solo-titolo" style:page-layout-name="PM1" draw:style-name="Mdp1">
      <draw:custom-shape draw:name="Figura a mano libera: forma 5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10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data 2" presentation:style-name="Mpr11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3" presentation:style-name="Mpr11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4" presentation:style-name="Mpr11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6-titleOnly-Solo-titolo-title" draw:layer="backgroundobjects" svg:width="12.292cm" svg:height="10.386cm" svg:x="4.352cm" svg:y="3.104cm" presentation:class="page"/>
        <draw:frame draw:name="Segnaposto note 2" presentation:style-name="Mpr11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1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1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1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1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7-blank-Vuota" style:page-layout-name="PM1" draw:style-name="Mdp1">
      <draw:custom-shape draw:name="Figura a mano libera: forma 4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1" presentation:style-name="Mpr11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2" presentation:style-name="Mpr11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3" presentation:style-name="Mpr11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7-blank-Vuota-title" draw:layer="backgroundobjects" svg:width="12.292cm" svg:height="10.386cm" svg:x="4.352cm" svg:y="3.104cm" presentation:class="page"/>
        <draw:frame draw:name="Segnaposto note 2" presentation:style-name="Mpr1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8-objTx-Contenuto-con-didascalia" style:page-layout-name="PM1" draw:style-name="Mdp1">
      <draw:custom-shape draw:name="Figura a mano libera: forma 7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19" draw:text-style-name="MP5" draw:layer="backgroundobjects" svg:width="9.031cm" svg:height="3.678cm" svg:x="1.927cm" svg:y="1.05cm" presentation:class="title">
        <draw:text-box>
          <text:p text:style-name="MP1"><text:span text:style-name="MT21">Fare clic per modificare lo stile del titolo dello schema</text:span></text:p>
        </draw:text-box>
      </draw:frame>
      <draw:frame draw:name="Segnaposto contenuto 2" presentation:style-name="Mpr120" draw:text-style-name="MP5" draw:layer="backgroundobjects" svg:width="14.173cm" svg:height="11.196cm" svg:x="11.906cm" svg:y="2.267cm" presentation:class="title">
        <draw:text-box>
          <text:p text:style-name="MP14"><text:span text:style-name="MT22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14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12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122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23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122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8-objTx-Contenuto-con-didascalia-title" draw:layer="backgroundobjects" svg:width="12.292cm" svg:height="10.386cm" svg:x="4.352cm" svg:y="3.104cm" presentation:class="page"/>
        <draw:frame draw:name="Segnaposto note 2" presentation:style-name="Mpr124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22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22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25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25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9-picTx-Immagine-con-didascalia" style:page-layout-name="PM1" draw:style-name="Mdp1">
      <draw:custom-shape draw:name="Figura a mano libera: forma 7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26" draw:text-style-name="MP5" draw:layer="backgroundobjects" svg:width="9.031cm" svg:height="3.678cm" svg:x="1.927cm" svg:y="1.05cm" presentation:class="title">
        <draw:text-box>
          <text:p text:style-name="MP1"><text:span text:style-name="MT21">Fare clic per modificare lo stile del titolo dello schema</text:span></text:p>
        </draw:text-box>
      </draw:frame>
      <draw:frame draw:name="Segnaposto immagine 2" presentation:style-name="Mpr127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128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12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3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12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9-picTx-Immagine-con-didascalia-title" draw:layer="backgroundobjects" svg:width="12.292cm" svg:height="10.386cm" svg:x="4.352cm" svg:y="3.104cm" presentation:class="page"/>
        <draw:frame draw:name="Segnaposto note 2" presentation:style-name="Mpr13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2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2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3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3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0-vertTx-Titolo-e-testo-verticale" style:page-layout-name="PM1" draw:style-name="Mdp1">
      <draw:custom-shape draw:name="Figura a mano libera: forma 6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33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verticale 2" presentation:style-name="Mpr134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3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13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13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10-vertTx-Titolo-e-testo-verticale-title" draw:layer="backgroundobjects" svg:width="12.292cm" svg:height="10.386cm" svg:x="4.352cm" svg:y="3.104cm" presentation:class="page"/>
        <draw:frame draw:name="Segnaposto note 2" presentation:style-name="Mpr13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3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3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3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3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1-vertTitleAndTx-Titolo-e-testo-verticale" style:page-layout-name="PM1" draw:style-name="Mdp1">
      <draw:custom-shape draw:name="Figura a mano libera: forma 6" draw:style-name="Mgr4" draw:text-style-name="MP4" draw:layer="Master2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verticale 1" presentation:style-name="Mpr139" draw:text-style-name="MP13" draw:layer="backgroundobjects" svg:width="6.249cm" svg:height="13.498cm" svg:x="20.249cm" svg:y="0.251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verticale 2" presentation:style-name="Mpr140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4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14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14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2-Layout11-vertTitleAndTx-Titolo-e-testo-verticale-title" draw:layer="backgroundobjects" svg:width="12.292cm" svg:height="10.386cm" svg:x="4.352cm" svg:y="3.104cm" presentation:class="page"/>
        <draw:frame draw:name="Segnaposto note 2" presentation:style-name="Mpr14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4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4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4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4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Vivid2" style:page-layout-name="PM1" draw:style-name="Mdp1">
      <draw:custom-shape draw:name="Figura a mano libera: forma 1" draw:style-name="Mgr4" draw:text-style-name="MP4" draw:layer="backgroundobjects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titolo 2" presentation:style-name="Mpr145" draw:text-style-name="MP5" draw:layer="backgroundobjects" svg:width="25cm" svg:height="2.75cm" svg:x="1.5cm" svg:y="0.75cm" presentation:class="title">
        <draw:text-box>
          <text:p/>
        </draw:text-box>
      </draw:frame>
      <draw:frame draw:name="Segnaposto testo 3" presentation:style-name="Mpr146" draw:text-style-name="MP5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4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4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14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custom-shape draw:name="Figura a mano libera: forma 7" draw:style-name="Mgr5" draw:text-style-name="MP4" draw:layer="backgroundobjects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M0">
        <draw:page-thumbnail draw:name="Segnaposto immagine diapositiva 1" presentation:style-name="Master3-Vivid2-title" draw:layer="backgroundobjects" svg:width="12.292cm" svg:height="10.386cm" svg:x="4.352cm" svg:y="3.104cm" presentation:class="page"/>
        <draw:frame draw:name="Segnaposto note 2" presentation:style-name="Mpr14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4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4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5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5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-title-Diapositiva-titolo" style:page-layout-name="PM1" draw:style-name="Mdp1">
      <draw:custom-shape draw:name="Figura a mano libera: forma 6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7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51" draw:text-style-name="MP5" draw:layer="backgroundobjects" svg:width="20.999cm" svg:height="5.481cm" svg:x="3.501cm" svg:y="2.58cm" presentation:class="title">
        <draw:text-box>
          <text:p text:style-name="MP6"><text:span text:style-name="MT8">Fare clic per modificare lo stile del titolo dello schema</text:span></text:p>
        </draw:text-box>
      </draw:frame>
      <draw:frame draw:name="Sottotitolo 2" presentation:style-name="Mpr152" draw:text-style-name="MP5" draw:layer="backgroundobjects" svg:width="20.999cm" svg:height="3.806cm" svg:x="3.501cm" svg:y="8.273cm" presentation:class="subtitle">
        <draw:text-box>
          <text:p text:style-name="MP15"><text:span text:style-name="MT16">Fare clic per modificare lo stile del sottotitolo dello schema</text:span></text:p>
        </draw:text-box>
      </draw:frame>
      <draw:frame draw:name="Segnaposto data 3" presentation:style-name="Mpr15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15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15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1-title-Diapositiva-titolo-title" draw:layer="backgroundobjects" svg:width="12.292cm" svg:height="10.386cm" svg:x="4.352cm" svg:y="3.104cm" presentation:class="page"/>
        <draw:frame draw:name="Segnaposto note 2" presentation:style-name="Mpr15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5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5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5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5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2-obj-Titolo-e-contenuto" style:page-layout-name="PM1" draw:style-name="Mdp1">
      <draw:custom-shape draw:name="Figura a mano libera: forma 6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7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57" draw:text-style-name="MP5" draw:layer="backgroundobjects" svg:width="25cm" svg:height="2.75cm" svg:x="1.5cm" svg:y="0.75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contenuto 2" presentation:style-name="Mpr158" draw:text-style-name="MP5" draw:layer="backgroundobjects" svg:width="25cm" svg:height="11.25cm" svg:x="1.5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160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159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2-obj-Titolo-e-contenuto-title" draw:layer="backgroundobjects" svg:width="12.292cm" svg:height="10.386cm" svg:x="4.352cm" svg:y="3.104cm" presentation:class="page"/>
        <draw:frame draw:name="Segnaposto note 2" presentation:style-name="Mpr1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3-secHead-Intestazione-sezione" style:page-layout-name="PM1" draw:style-name="Mdp1">
      <draw:custom-shape draw:name="Figura a mano libera: forma 6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7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63" draw:text-style-name="MP5" draw:layer="backgroundobjects" svg:width="24.152cm" svg:height="6.548cm" svg:x="1.909cm" svg:y="3.929cm" presentation:class="title">
        <draw:text-box>
          <text:p text:style-name="MP1"><text:span text:style-name="MT8">Fare clic per modificare lo stile del titolo dello schema</text:span></text:p>
        </draw:text-box>
      </draw:frame>
      <draw:frame draw:name="Segnaposto testo 2" presentation:style-name="Mpr164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16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166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165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3-secHead-Intestazione-sezione-title" draw:layer="backgroundobjects" svg:width="12.292cm" svg:height="10.386cm" svg:x="4.352cm" svg:y="3.104cm" presentation:class="page"/>
        <draw:frame draw:name="Segnaposto note 2" presentation:style-name="Mpr16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6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6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6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6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4-twoObj-Due-contenuti" style:page-layout-name="PM1" draw:style-name="Mdp1">
      <draw:custom-shape draw:name="Figura a mano libera: forma 7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8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69" draw:text-style-name="MP5" draw:layer="backgroundobjects" svg:width="25cm" svg:height="2.75cm" svg:x="1.5cm" svg:y="0.75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contenuto 2" presentation:style-name="Mpr170" draw:text-style-name="MP5" draw:layer="backgroundobjects" svg:width="12.285cm" svg:height="11.249cm" svg:x="1.499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70" draw:text-style-name="MP5" draw:layer="backgroundobjects" svg:width="12.29cm" svg:height="11.249cm" svg:x="14.208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7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7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17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4-twoObj-Due-contenuti-title" draw:layer="backgroundobjects" svg:width="12.292cm" svg:height="10.386cm" svg:x="4.352cm" svg:y="3.104cm" presentation:class="page"/>
        <draw:frame draw:name="Segnaposto note 2" presentation:style-name="Mpr17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7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7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7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7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5-twoTxTwoObj-Confronto" style:page-layout-name="PM1" draw:style-name="Mdp1">
      <draw:custom-shape draw:name="Figura a mano libera: forma 9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10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75" draw:text-style-name="MP5" draw:layer="backgroundobjects" svg:width="24.152cm" svg:height="3.047cm" svg:x="1.927cm" svg:y="0.838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testo 2" presentation:style-name="Mpr176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3" presentation:style-name="Mpr177" draw:text-style-name="MP5" draw:layer="backgroundobjects" svg:width="11.849cm" svg:height="8.462cm" svg:x="1.92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176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5" presentation:style-name="Mpr177" draw:text-style-name="MP5" draw:layer="backgroundobjects" svg:width="11.902cm" svg:height="8.462cm" svg:x="14.17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178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7" presentation:style-name="Mpr179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8" presentation:style-name="Mpr178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5-twoTxTwoObj-Confronto-title" draw:layer="backgroundobjects" svg:width="12.292cm" svg:height="10.386cm" svg:x="4.352cm" svg:y="3.104cm" presentation:class="page"/>
        <draw:frame draw:name="Segnaposto note 2" presentation:style-name="Mpr180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78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78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81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81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6-titleOnly-Solo-titolo" style:page-layout-name="PM1" draw:style-name="Mdp1">
      <draw:custom-shape draw:name="Figura a mano libera: forma 5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6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82" draw:text-style-name="MP5" draw:layer="backgroundobjects" svg:width="25cm" svg:height="2.75cm" svg:x="1.5cm" svg:y="0.75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data 2" presentation:style-name="Mpr18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3" presentation:style-name="Mpr18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4" presentation:style-name="Mpr18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6-titleOnly-Solo-titolo-title" draw:layer="backgroundobjects" svg:width="12.292cm" svg:height="10.386cm" svg:x="4.352cm" svg:y="3.104cm" presentation:class="page"/>
        <draw:frame draw:name="Segnaposto note 2" presentation:style-name="Mpr18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8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8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8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8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7-blank-Vuota" style:page-layout-name="PM1" draw:style-name="Mdp1">
      <draw:custom-shape draw:name="Figura a mano libera: forma 4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5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1" presentation:style-name="Mpr1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2" presentation:style-name="Mpr18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3" presentation:style-name="Mpr18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7-blank-Vuota-title" draw:layer="backgroundobjects" svg:width="12.292cm" svg:height="10.386cm" svg:x="4.352cm" svg:y="3.104cm" presentation:class="page"/>
        <draw:frame draw:name="Segnaposto note 2" presentation:style-name="Mpr1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8-objTx-Contenuto-con-didascalia" style:page-layout-name="PM1" draw:style-name="Mdp1">
      <draw:custom-shape draw:name="Figura a mano libera: forma 7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8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91" draw:text-style-name="MP5" draw:layer="backgroundobjects" svg:width="9.031cm" svg:height="3.678cm" svg:x="1.927cm" svg:y="1.05cm" presentation:class="title">
        <draw:text-box>
          <text:p text:style-name="MP1"><text:span text:style-name="MT12">Fare clic per modificare lo stile del titolo dello schema</text:span></text:p>
        </draw:text-box>
      </draw:frame>
      <draw:frame draw:name="Segnaposto contenuto 2" presentation:style-name="Mpr192" draw:text-style-name="MP5" draw:layer="backgroundobjects" svg:width="14.173cm" svg:height="11.196cm" svg:x="11.906cm" svg:y="2.267cm" presentation:class="title">
        <draw:text-box>
          <text:p text:style-name="MP14"><text:span text:style-name="MT22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14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193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194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195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194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8-objTx-Contenuto-con-didascalia-title" draw:layer="backgroundobjects" svg:width="12.292cm" svg:height="10.386cm" svg:x="4.352cm" svg:y="3.104cm" presentation:class="page"/>
        <draw:frame draw:name="Segnaposto note 2" presentation:style-name="Mpr19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19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19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19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19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9-picTx-Immagine-con-didascalia" style:page-layout-name="PM1" draw:style-name="Mdp1">
      <draw:custom-shape draw:name="Figura a mano libera: forma 7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8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98" draw:text-style-name="MP5" draw:layer="backgroundobjects" svg:width="9.031cm" svg:height="3.678cm" svg:x="1.927cm" svg:y="1.05cm" presentation:class="title">
        <draw:text-box>
          <text:p text:style-name="MP1"><text:span text:style-name="MT12">Fare clic per modificare lo stile del titolo dello schema</text:span></text:p>
        </draw:text-box>
      </draw:frame>
      <draw:frame draw:name="Segnaposto immagine 2" presentation:style-name="Mpr199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200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20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20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20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9-picTx-Immagine-con-didascalia-title" draw:layer="backgroundobjects" svg:width="12.292cm" svg:height="10.386cm" svg:x="4.352cm" svg:y="3.104cm" presentation:class="page"/>
        <draw:frame draw:name="Segnaposto note 2" presentation:style-name="Mpr20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0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0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0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0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0-vertTx-Titolo-e-testo-verticale" style:page-layout-name="PM1" draw:style-name="Mdp1">
      <draw:custom-shape draw:name="Figura a mano libera: forma 6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7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05" draw:text-style-name="MP5" draw:layer="backgroundobjects" svg:width="25cm" svg:height="2.75cm" svg:x="1.5cm" svg:y="0.75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testo verticale 2" presentation:style-name="Mpr206" draw:text-style-name="MP13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20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0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0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10-vertTx-Titolo-e-testo-verticale-title" draw:layer="backgroundobjects" svg:width="12.292cm" svg:height="10.386cm" svg:x="4.352cm" svg:y="3.104cm" presentation:class="page"/>
        <draw:frame draw:name="Segnaposto note 2" presentation:style-name="Mpr20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0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0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1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1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1-vertTitleAndTx-Titolo-e-testo-verticale" style:page-layout-name="PM1" draw:style-name="Mdp1">
      <draw:custom-shape draw:name="Figura a mano libera: forma 6" draw:style-name="Mgr4" draw:text-style-name="MP4" draw:layer="Master3-bg" svg:width="28cm" svg:height="0.5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: forma 7" draw:style-name="Mgr5" draw:text-style-name="MP4" draw:layer="Master3-bg" svg:width="28cm" svg:height="0.25cm" svg:x="0cm" svg:y="15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verticale 1" presentation:style-name="Mpr211" draw:text-style-name="MP13" draw:layer="backgroundobjects" svg:width="6.249cm" svg:height="14.499cm" svg:x="20.249cm" svg:y="0.75cm" presentation:class="title">
        <draw:text-box>
          <text:p text:style-name="MP1"><text:span text:style-name="MT24">Fare clic per modificare lo stile del titolo dello schema</text:span></text:p>
        </draw:text-box>
      </draw:frame>
      <draw:frame draw:name="Segnaposto testo verticale 2" presentation:style-name="Mpr212" draw:text-style-name="MP13" draw:layer="backgroundobjects" svg:width="18.327cm" svg:height="14.499cm" svg:x="1.499cm" svg:y="0.75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21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1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1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3-Layout11-vertTitleAndTx-Titolo-e-testo-verticale-title" draw:layer="backgroundobjects" svg:width="12.292cm" svg:height="10.386cm" svg:x="4.352cm" svg:y="3.104cm" presentation:class="page"/>
        <draw:frame draw:name="Segnaposto note 2" presentation:style-name="Mpr21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1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1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1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1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Vivid1_5f_" style:display-name="Master4-Vivid1_" style:page-layout-name="PM1" draw:style-name="Mdp1">
      <draw:custom-shape draw:name="Figura a mano libera: forma 1" draw:style-name="Mgr4" draw:text-style-name="MP4" draw:layer="backgroundobjects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titolo 2" presentation:style-name="Mpr217" draw:text-style-name="MP5" draw:layer="backgroundobjects" svg:width="25cm" svg:height="2.75cm" svg:x="1.5cm" svg:y="0.25cm" presentation:class="title">
        <draw:text-box>
          <text:p/>
        </draw:text-box>
      </draw:frame>
      <draw:frame draw:name="Segnaposto testo 3" presentation:style-name="Mpr218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1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22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21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Vivid1_5f_-title" draw:layer="backgroundobjects" svg:width="12.292cm" svg:height="10.386cm" svg:x="4.352cm" svg:y="3.104cm" presentation:class="page"/>
        <draw:frame draw:name="Segnaposto note 2" presentation:style-name="Mpr22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1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1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2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2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-title-Diapositiva-titolo" style:page-layout-name="PM1" draw:style-name="Mdp1">
      <draw:custom-shape draw:name="Figura a mano libera: forma 6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23" draw:text-style-name="MP5" draw:layer="backgroundobjects" svg:width="20.999cm" svg:height="5.481cm" svg:x="3.501cm" svg:y="2.58cm" presentation:class="title">
        <draw:text-box>
          <text:p text:style-name="MP6"><text:span text:style-name="MT18">Fare clic per modificare lo stile del titolo dello schema</text:span></text:p>
        </draw:text-box>
      </draw:frame>
      <draw:frame draw:name="Sottotitolo 2" presentation:style-name="Mpr224" draw:text-style-name="MP5" draw:layer="backgroundobjects" svg:width="20.999cm" svg:height="3.806cm" svg:x="3.501cm" svg:y="8.273cm" presentation:class="subtitle">
        <draw:text-box>
          <text:p text:style-name="MP15"><text:span text:style-name="MT16">Fare clic per modificare lo stile del sottotitolo dello schema</text:span></text:p>
        </draw:text-box>
      </draw:frame>
      <draw:frame draw:name="Segnaposto data 3" presentation:style-name="Mpr22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2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2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1-title-Diapositiva-titolo-title" draw:layer="backgroundobjects" svg:width="12.292cm" svg:height="10.386cm" svg:x="4.352cm" svg:y="3.104cm" presentation:class="page"/>
        <draw:frame draw:name="Segnaposto note 2" presentation:style-name="Mpr22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2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2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2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2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2-obj-Titolo-e-contenuto" style:page-layout-name="PM1" draw:style-name="Mdp1">
      <draw:custom-shape draw:name="Figura a mano libera: forma 6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29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contenuto 2" presentation:style-name="Mpr230" draw:text-style-name="MP5" draw:layer="backgroundobjects" svg:width="25cm" svg:height="9.75cm" svg:x="1.5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23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3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3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2-obj-Titolo-e-contenuto-title" draw:layer="backgroundobjects" svg:width="12.292cm" svg:height="10.386cm" svg:x="4.352cm" svg:y="3.104cm" presentation:class="page"/>
        <draw:frame draw:name="Segnaposto note 2" presentation:style-name="Mpr23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3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3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3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3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3-secHead-Intestazione-sezione" style:page-layout-name="PM1" draw:style-name="Mdp1">
      <draw:custom-shape draw:name="Figura a mano libera: forma 6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35" draw:text-style-name="MP5" draw:layer="backgroundobjects" svg:width="24.152cm" svg:height="6.548cm" svg:x="1.909cm" svg:y="3.929cm" presentation:class="title">
        <draw:text-box>
          <text:p text:style-name="MP1"><text:span text:style-name="MT18">Fare clic per modificare lo stile del titolo dello schema</text:span></text:p>
        </draw:text-box>
      </draw:frame>
      <draw:frame draw:name="Segnaposto testo 2" presentation:style-name="Mpr236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3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3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3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3-secHead-Intestazione-sezione-title" draw:layer="backgroundobjects" svg:width="12.292cm" svg:height="10.386cm" svg:x="4.352cm" svg:y="3.104cm" presentation:class="page"/>
        <draw:frame draw:name="Segnaposto note 2" presentation:style-name="Mpr23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3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3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4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4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4-twoObj-Due-contenuti" style:page-layout-name="PM1" draw:style-name="Mdp1">
      <draw:custom-shape draw:name="Figura a mano libera: forma 7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41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contenuto 2" presentation:style-name="Mpr242" draw:text-style-name="MP5" draw:layer="backgroundobjects" svg:width="12.285cm" svg:height="9.75cm" svg:x="1.499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42" draw:text-style-name="MP5" draw:layer="backgroundobjects" svg:width="12.29cm" svg:height="9.75cm" svg:x="14.208cm" svg:y="4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4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24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24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4-twoObj-Due-contenuti-title" draw:layer="backgroundobjects" svg:width="12.292cm" svg:height="10.386cm" svg:x="4.352cm" svg:y="3.104cm" presentation:class="page"/>
        <draw:frame draw:name="Segnaposto note 2" presentation:style-name="Mpr2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5-twoTxTwoObj-Confronto" style:page-layout-name="PM1" draw:style-name="Mdp1">
      <draw:custom-shape draw:name="Figura a mano libera: forma 9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47" draw:text-style-name="MP5" draw:layer="backgroundobjects" svg:width="24.152cm" svg:height="3.047cm" svg:x="1.927cm" svg:y="0.838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2" presentation:style-name="Mpr248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3" presentation:style-name="Mpr249" draw:text-style-name="MP5" draw:layer="backgroundobjects" svg:width="11.849cm" svg:height="8.462cm" svg:x="1.92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48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Fare clic per modificare gli stili del testo dello schema</text:span></text:p>
            </text:list-item>
          </text:list>
        </draw:text-box>
      </draw:frame>
      <draw:frame draw:name="Segnaposto contenuto 5" presentation:style-name="Mpr249" draw:text-style-name="MP5" draw:layer="backgroundobjects" svg:width="11.902cm" svg:height="8.462cm" svg:x="14.177cm" svg:y="5.755cm" presentation:class="title">
        <draw:text-box>
          <text:p text:style-name="MP14"><text:span text:style-name="MT16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50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7" presentation:style-name="Mpr251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8" presentation:style-name="Mpr250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5-twoTxTwoObj-Confronto-title" draw:layer="backgroundobjects" svg:width="12.292cm" svg:height="10.386cm" svg:x="4.352cm" svg:y="3.104cm" presentation:class="page"/>
        <draw:frame draw:name="Segnaposto note 2" presentation:style-name="Mpr2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6-titleOnly-Solo-titolo" style:page-layout-name="PM1" draw:style-name="Mdp1">
      <draw:custom-shape draw:name="Figura a mano libera: forma 5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54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data 2" presentation:style-name="Mpr25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3" presentation:style-name="Mpr25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4" presentation:style-name="Mpr25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6-titleOnly-Solo-titolo-title" draw:layer="backgroundobjects" svg:width="12.292cm" svg:height="10.386cm" svg:x="4.352cm" svg:y="3.104cm" presentation:class="page"/>
        <draw:frame draw:name="Segnaposto note 2" presentation:style-name="Mpr25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5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5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5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5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Vuota" style:page-layout-name="PM1" draw:style-name="Mdp1">
      <draw:custom-shape draw:name="Figura a mano libera: forma 4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1" presentation:style-name="Mpr2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2" presentation:style-name="Mpr26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3" presentation:style-name="Mpr25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Vuota-title" draw:layer="backgroundobjects" svg:width="25.2cm" svg:height="2.629cm" svg:x="1.4cm" svg:y="0.628cm" presentation:class="title" presentation:placeholder="true">
        <draw:text-box/>
      </draw:frame>
      <draw:frame presentation:style-name="Master4-Layout7-blank-Vuot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egnaposto immagine diapositiva 1" presentation:style-name="Master4-Layout7-blank-Vuota-title" draw:layer="backgroundobjects" svg:width="12.292cm" svg:height="10.386cm" svg:x="4.352cm" svg:y="3.104cm" presentation:class="page"/>
        <draw:frame draw:name="Segnaposto note 2" presentation:style-name="Mpr2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8-objTx-Contenuto-con-didascalia" style:page-layout-name="PM1" draw:style-name="Mdp1">
      <draw:custom-shape draw:name="Figura a mano libera: forma 7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63" draw:text-style-name="MP5" draw:layer="backgroundobjects" svg:width="9.031cm" svg:height="3.678cm" svg:x="1.927cm" svg:y="1.05cm" presentation:class="title">
        <draw:text-box>
          <text:p text:style-name="MP1"><text:span text:style-name="MT21">Fare clic per modificare lo stile del titolo dello schema</text:span></text:p>
        </draw:text-box>
      </draw:frame>
      <draw:frame draw:name="Segnaposto contenuto 2" presentation:style-name="Mpr264" draw:text-style-name="MP5" draw:layer="backgroundobjects" svg:width="14.173cm" svg:height="11.196cm" svg:x="11.906cm" svg:y="2.267cm" presentation:class="title">
        <draw:text-box>
          <text:p text:style-name="MP14"><text:span text:style-name="MT22">Fare clic per modificare gli stili del testo dello schema</text:span></text:p>
          <text:list text:style-name="ML4">
            <text:list-item>
              <text:list>
                <text:list-item>
                  <text:p text:style-name="MP8"><text:span text:style-name="MT14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265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26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26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26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8-objTx-Contenuto-con-didascalia-title" draw:layer="backgroundobjects" svg:width="12.292cm" svg:height="10.386cm" svg:x="4.352cm" svg:y="3.104cm" presentation:class="page"/>
        <draw:frame draw:name="Segnaposto note 2" presentation:style-name="Mpr26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6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6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6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6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9-picTx-Immagine-con-didascalia" style:page-layout-name="PM1" draw:style-name="Mdp1">
      <draw:custom-shape draw:name="Figura a mano libera: forma 7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70" draw:text-style-name="MP5" draw:layer="backgroundobjects" svg:width="9.031cm" svg:height="3.678cm" svg:x="1.927cm" svg:y="1.05cm" presentation:class="title">
        <draw:text-box>
          <text:p text:style-name="MP1"><text:span text:style-name="MT21">Fare clic per modificare lo stile del titolo dello schema</text:span></text:p>
        </draw:text-box>
      </draw:frame>
      <draw:frame draw:name="Segnaposto immagine 2" presentation:style-name="Mpr271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272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Fare clic per modificare gli stili del testo dello schema</text:span></text:p>
            </text:list-item>
          </text:list>
        </draw:text-box>
      </draw:frame>
      <draw:frame draw:name="Segnaposto data 4" presentation:style-name="Mpr27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5" presentation:style-name="Mpr27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6" presentation:style-name="Mpr27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9-picTx-Immagine-con-didascalia-title" draw:layer="backgroundobjects" svg:width="12.292cm" svg:height="10.386cm" svg:x="4.352cm" svg:y="3.104cm" presentation:class="page"/>
        <draw:frame draw:name="Segnaposto note 2" presentation:style-name="Mpr27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7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7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7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7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0-vertTx-Titolo-e-testo-verticale" style:page-layout-name="PM1" draw:style-name="Mdp1">
      <draw:custom-shape draw:name="Figura a mano libera: forma 6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277" draw:text-style-name="MP5" draw:layer="backgroundobjects" svg:width="25cm" svg:height="2.75cm" svg:x="1.5cm" svg:y="0.25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verticale 2" presentation:style-name="Mpr278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27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8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7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10-vertTx-Titolo-e-testo-verticale-title" draw:layer="backgroundobjects" svg:width="12.292cm" svg:height="10.386cm" svg:x="4.352cm" svg:y="3.104cm" presentation:class="page"/>
        <draw:frame draw:name="Segnaposto note 2" presentation:style-name="Mpr28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7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7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8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8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1-vertTitleAndTx-Titolo-e-testo-verticale" style:page-layout-name="PM1" draw:style-name="Mdp1">
      <draw:custom-shape draw:name="Figura a mano libera: forma 6" draw:style-name="Mgr4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verticale 1" presentation:style-name="Mpr283" draw:text-style-name="MP13" draw:layer="backgroundobjects" svg:width="6.249cm" svg:height="13.498cm" svg:x="20.249cm" svg:y="0.251cm" presentation:class="title">
        <draw:text-box>
          <text:p text:style-name="MP1"><text:span text:style-name="MT19">Fare clic per modificare lo stile del titolo dello schema</text:span></text:p>
        </draw:text-box>
      </draw:frame>
      <draw:frame draw:name="Segnaposto testo verticale 2" presentation:style-name="Mpr284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28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4" presentation:style-name="Mpr28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5" presentation:style-name="Mpr28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Segnaposto immagine diapositiva 1" presentation:style-name="Master4-Layout11-vertTitleAndTx-Titolo-e-testo-verticale-title" draw:layer="backgroundobjects" svg:width="12.292cm" svg:height="10.386cm" svg:x="4.352cm" svg:y="3.104cm" presentation:class="page"/>
        <draw:frame draw:name="Segnaposto note 2" presentation:style-name="Mpr28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8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8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8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8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Vuota_5f_" style:display-name="Master4-Layout7-blank-Vuota_" style:page-layout-name="PM1" draw:style-name="Mdp1">
      <draw:custom-shape draw:name="Figura a mano libera: forma 4" draw:style-name="Mgr6" draw:text-style-name="MP4" draw:layer="Master4-bg" svg:width="28cm" svg:height="3cm" svg:x="0cm" svg:y="0cm">
        <text:p/>
        <draw:enhanced-geometry svg:viewBox="0 0 21600 21600" draw:mirror-vertical="true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data 1" presentation:style-name="Mpr28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Segnaposto piè di pagina 2" presentation:style-name="Mpr29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Segnaposto numero diapositiva 3" presentation:style-name="Mpr28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Vuota_5f_-title" draw:layer="backgroundobjects" svg:width="25.2cm" svg:height="2.629cm" svg:x="1.4cm" svg:y="0.628cm" presentation:class="title" presentation:placeholder="true">
        <draw:text-box/>
      </draw:frame>
      <draw:frame presentation:style-name="Master4-Layout7-blank-Vuota_5f_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egnaposto immagine diapositiva 1" presentation:style-name="Master4-Layout7-blank-Vuota_5f_-title" draw:layer="backgroundobjects" svg:width="12.292cm" svg:height="10.386cm" svg:x="4.352cm" svg:y="3.104cm" presentation:class="page"/>
        <draw:frame draw:name="Segnaposto note 2" presentation:style-name="Mpr29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Segnaposto intestazione 3" presentation:style-name="Mpr28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Segnaposto data 4" presentation:style-name="Mpr28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Segnaposto piè di pagina 5" presentation:style-name="Mpr29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Segnaposto numero diapositiva 6" presentation:style-name="Mpr29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dc:title>Vivid</dc:title>
    <meta:creation-date>2021-11-24T12:02:24Z</meta:creation-date>
    <dc:date>2022-01-24T13:12:28.552486173</dc:date>
    <meta:editing-cycles>11</meta:editing-cycles>
    <meta:editing-duration>PT45M1S</meta:editing-duration>
    <meta:document-statistic meta:object-count="690"/>
  </office:meta>
</office:document-meta>
</file>